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8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0.6pt"/>
    </style:style>
    <style:style style:name="co4" style:family="table-column">
      <style:table-column-properties fo:break-before="auto" style:column-width="413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is_mov.mov</text:p>
          </table:table-cell>
          <table:table-cell/>
          <table:table-cell table:formula="of:=CONCATENATE(&quot;'&quot;; [.A1]; &quot;' =&gt; '&quot;; SUBSTITUTE([.A1]; &quot;.mov&quot;; &quot;.mp3&quot;); &quot;',&quot;)" office:value-type="string" office:string-value="'bris_mov.mov' =&gt; 'bris_mov.mp3'," calcext:value-type="string">
            <text:p>'bris_mov.mov' =&gt; 'bris_mov.mp3',</text:p>
          </table:table-cell>
          <table:table-cell table:formula="of:=CONCATENATE(&quot;'&quot;; [.A1]; &quot;' =&gt; '&quot;; SUBSTITUTE([.A1]; &quot;.mov&quot;; &quot;.mp4&quot;); &quot;',&quot;)" office:value-type="string" office:string-value="'bris_mov.mov' =&gt; 'bris_mov.mp4'," calcext:value-type="string">
            <text:p>'bris_mov.mov' =&gt; 'bris_mov.mp4',</text:p>
          </table:table-cell>
        </table:table-row>
        <table:table-row table:style-name="ro1">
          <table:table-cell office:value-type="string" calcext:value-type="string">
            <text:p>acroceph.mov</text:p>
          </table:table-cell>
          <table:table-cell/>
          <table:table-cell table:formula="of:=CONCATENATE(&quot;'&quot;; [.A2]; &quot;' =&gt; '&quot;; SUBSTITUTE([.A2]; &quot;.mov&quot;; &quot;.mp3&quot;); &quot;',&quot;)" office:value-type="string" office:string-value="'acroceph.mov' =&gt; 'acroceph.mp3'," calcext:value-type="string">
            <text:p>'acroceph.mov' =&gt; 'acroceph.mp3',</text:p>
          </table:table-cell>
          <table:table-cell table:formula="of:=CONCATENATE(&quot;'&quot;; [.A2]; &quot;' =&gt; '&quot;; SUBSTITUTE([.A2]; &quot;.mov&quot;; &quot;.mp4&quot;); &quot;',&quot;)" office:value-type="string" office:string-value="'acroceph.mov' =&gt; 'acroceph.mp4'," calcext:value-type="string">
            <text:p>'acroceph.mov' =&gt; 'acroceph.mp4',</text:p>
          </table:table-cell>
        </table:table-row>
        <table:table-row table:style-name="ro1">
          <table:table-cell office:value-type="string" calcext:value-type="string">
            <text:p>sturnus.mov</text:p>
          </table:table-cell>
          <table:table-cell/>
          <table:table-cell table:formula="of:=CONCATENATE(&quot;'&quot;; [.A3]; &quot;' =&gt; '&quot;; SUBSTITUTE([.A3]; &quot;.mov&quot;; &quot;.mp3&quot;); &quot;',&quot;)" office:value-type="string" office:string-value="'sturnus.mov' =&gt; 'sturnus.mp3'," calcext:value-type="string">
            <text:p>'sturnus.mov' =&gt; 'sturnus.mp3',</text:p>
          </table:table-cell>
          <table:table-cell table:formula="of:=CONCATENATE(&quot;'&quot;; [.A3]; &quot;' =&gt; '&quot;; SUBSTITUTE([.A3]; &quot;.mov&quot;; &quot;.mp4&quot;); &quot;',&quot;)" office:value-type="string" office:string-value="'sturnus.mov' =&gt; 'sturnus.mp4'," calcext:value-type="string">
            <text:p>'sturnus.mov' =&gt; 'sturnus.mp4',</text:p>
          </table:table-cell>
        </table:table-row>
        <table:table-row table:style-name="ro1">
          <table:table-cell office:value-type="string" calcext:value-type="string">
            <text:p>nycticor.mov</text:p>
          </table:table-cell>
          <table:table-cell/>
          <table:table-cell table:formula="of:=CONCATENATE(&quot;'&quot;; [.A4]; &quot;' =&gt; '&quot;; SUBSTITUTE([.A4]; &quot;.mov&quot;; &quot;.mp3&quot;); &quot;',&quot;)" office:value-type="string" office:string-value="'nycticor.mov' =&gt; 'nycticor.mp3'," calcext:value-type="string">
            <text:p>'nycticor.mov' =&gt; 'nycticor.mp3',</text:p>
          </table:table-cell>
          <table:table-cell table:formula="of:=CONCATENATE(&quot;'&quot;; [.A4]; &quot;' =&gt; '&quot;; SUBSTITUTE([.A4]; &quot;.mov&quot;; &quot;.mp4&quot;); &quot;',&quot;)" office:value-type="string" office:string-value="'nycticor.mov' =&gt; 'nycticor.mp4'," calcext:value-type="string">
            <text:p>'nycticor.mov' =&gt; 'nycticor.mp4',</text:p>
          </table:table-cell>
        </table:table-row>
        <table:table-row table:style-name="ro1">
          <table:table-cell office:value-type="string" calcext:value-type="string">
            <text:p>anser_al.mov</text:p>
          </table:table-cell>
          <table:table-cell/>
          <table:table-cell table:formula="of:=CONCATENATE(&quot;'&quot;; [.A5]; &quot;' =&gt; '&quot;; SUBSTITUTE([.A5]; &quot;.mov&quot;; &quot;.mp3&quot;); &quot;',&quot;)" office:value-type="string" office:string-value="'anser_al.mov' =&gt; 'anser_al.mp3'," calcext:value-type="string">
            <text:p>'anser_al.mov' =&gt; 'anser_al.mp3',</text:p>
          </table:table-cell>
          <table:table-cell table:formula="of:=CONCATENATE(&quot;'&quot;; [.A5]; &quot;' =&gt; '&quot;; SUBSTITUTE([.A5]; &quot;.mov&quot;; &quot;.mp4&quot;); &quot;',&quot;)" office:value-type="string" office:string-value="'anser_al.mov' =&gt; 'anser_al.mp4'," calcext:value-type="string">
            <text:p>'anser_al.mov' =&gt; 'anser_al.mp4',</text:p>
          </table:table-cell>
        </table:table-row>
        <table:table-row table:style-name="ro1">
          <table:table-cell office:value-type="string" calcext:value-type="string">
            <text:p>burhinus.mov</text:p>
          </table:table-cell>
          <table:table-cell/>
          <table:table-cell table:formula="of:=CONCATENATE(&quot;'&quot;; [.A6]; &quot;' =&gt; '&quot;; SUBSTITUTE([.A6]; &quot;.mov&quot;; &quot;.mp3&quot;); &quot;',&quot;)" office:value-type="string" office:string-value="'burhinus.mov' =&gt; 'burhinus.mp3'," calcext:value-type="string">
            <text:p>'burhinus.mov' =&gt; 'burhinus.mp3',</text:p>
          </table:table-cell>
          <table:table-cell table:formula="of:=CONCATENATE(&quot;'&quot;; [.A6]; &quot;' =&gt; '&quot;; SUBSTITUTE([.A6]; &quot;.mov&quot;; &quot;.mp4&quot;); &quot;',&quot;)" office:value-type="string" office:string-value="'burhinus.mov' =&gt; 'burhinus.mp4'," calcext:value-type="string">
            <text:p>'burhinus.mov' =&gt; 'burhinus.mp4',</text:p>
          </table:table-cell>
        </table:table-row>
        <table:table-row table:style-name="ro1">
          <table:table-cell office:value-type="string" calcext:value-type="string">
            <text:p>turdus_p.mov</text:p>
          </table:table-cell>
          <table:table-cell/>
          <table:table-cell table:formula="of:=CONCATENATE(&quot;'&quot;; [.A7]; &quot;' =&gt; '&quot;; SUBSTITUTE([.A7]; &quot;.mov&quot;; &quot;.mp3&quot;); &quot;',&quot;)" office:value-type="string" office:string-value="'turdus_p.mov' =&gt; 'turdus_p.mp3'," calcext:value-type="string">
            <text:p>'turdus_p.mov' =&gt; 'turdus_p.mp3',</text:p>
          </table:table-cell>
          <table:table-cell table:formula="of:=CONCATENATE(&quot;'&quot;; [.A7]; &quot;' =&gt; '&quot;; SUBSTITUTE([.A7]; &quot;.mov&quot;; &quot;.mp4&quot;); &quot;',&quot;)" office:value-type="string" office:string-value="'turdus_p.mov' =&gt; 'turdus_p.mp4'," calcext:value-type="string">
            <text:p>'turdus_p.mov' =&gt; 'turdus_p.mp4',</text:p>
          </table:table-cell>
        </table:table-row>
        <table:table-row table:style-name="ro1">
          <table:table-cell office:value-type="string" calcext:value-type="string">
            <text:p>ciconia.mov</text:p>
          </table:table-cell>
          <table:table-cell/>
          <table:table-cell table:formula="of:=CONCATENATE(&quot;'&quot;; [.A8]; &quot;' =&gt; '&quot;; SUBSTITUTE([.A8]; &quot;.mov&quot;; &quot;.mp3&quot;); &quot;',&quot;)" office:value-type="string" office:string-value="'ciconia.mov' =&gt; 'ciconia.mp3'," calcext:value-type="string">
            <text:p>'ciconia.mov' =&gt; 'ciconia.mp3',</text:p>
          </table:table-cell>
          <table:table-cell table:formula="of:=CONCATENATE(&quot;'&quot;; [.A8]; &quot;' =&gt; '&quot;; SUBSTITUTE([.A8]; &quot;.mov&quot;; &quot;.mp4&quot;); &quot;',&quot;)" office:value-type="string" office:string-value="'ciconia.mov' =&gt; 'ciconia.mp4'," calcext:value-type="string">
            <text:p>'ciconia.mov' =&gt; 'ciconia.mp4',</text:p>
          </table:table-cell>
        </table:table-row>
        <table:table-row table:style-name="ro1">
          <table:table-cell office:value-type="string" calcext:value-type="string">
            <text:p>falco_na.mov</text:p>
          </table:table-cell>
          <table:table-cell/>
          <table:table-cell table:formula="of:=CONCATENATE(&quot;'&quot;; [.A9]; &quot;' =&gt; '&quot;; SUBSTITUTE([.A9]; &quot;.mov&quot;; &quot;.mp3&quot;); &quot;',&quot;)" office:value-type="string" office:string-value="'falco_na.mov' =&gt; 'falco_na.mp3'," calcext:value-type="string">
            <text:p>'falco_na.mov' =&gt; 'falco_na.mp3',</text:p>
          </table:table-cell>
          <table:table-cell table:formula="of:=CONCATENATE(&quot;'&quot;; [.A9]; &quot;' =&gt; '&quot;; SUBSTITUTE([.A9]; &quot;.mov&quot;; &quot;.mp4&quot;); &quot;',&quot;)" office:value-type="string" office:string-value="'falco_na.mov' =&gt; 'falco_na.mp4'," calcext:value-type="string">
            <text:p>'falco_na.mov' =&gt; 'falco_na.mp4',</text:p>
          </table:table-cell>
        </table:table-row>
        <table:table-row table:style-name="ro1">
          <table:table-cell office:value-type="string" calcext:value-type="string">
            <text:p>alauda_a.mov</text:p>
          </table:table-cell>
          <table:table-cell/>
          <table:table-cell table:formula="of:=CONCATENATE(&quot;'&quot;; [.A10]; &quot;' =&gt; '&quot;; SUBSTITUTE([.A10]; &quot;.mov&quot;; &quot;.mp3&quot;); &quot;',&quot;)" office:value-type="string" office:string-value="'alauda_a.mov' =&gt; 'alauda_a.mp3'," calcext:value-type="string">
            <text:p>'alauda_a.mov' =&gt; 'alauda_a.mp3',</text:p>
          </table:table-cell>
          <table:table-cell table:formula="of:=CONCATENATE(&quot;'&quot;; [.A10]; &quot;' =&gt; '&quot;; SUBSTITUTE([.A10]; &quot;.mov&quot;; &quot;.mp4&quot;); &quot;',&quot;)" office:value-type="string" office:string-value="'alauda_a.mov' =&gt; 'alauda_a.mp4'," calcext:value-type="string">
            <text:p>'alauda_a.mov' =&gt; 'alauda_a.mp4',</text:p>
          </table:table-cell>
        </table:table-row>
        <table:table-row table:style-name="ro1">
          <table:table-cell office:value-type="string" calcext:value-type="string">
            <text:p>phalacro.mov</text:p>
          </table:table-cell>
          <table:table-cell/>
          <table:table-cell table:formula="of:=CONCATENATE(&quot;'&quot;; [.A11]; &quot;' =&gt; '&quot;; SUBSTITUTE([.A11]; &quot;.mov&quot;; &quot;.mp3&quot;); &quot;',&quot;)" office:value-type="string" office:string-value="'phalacro.mov' =&gt; 'phalacro.mp3'," calcext:value-type="string">
            <text:p>'phalacro.mov' =&gt; 'phalacro.mp3',</text:p>
          </table:table-cell>
          <table:table-cell table:formula="of:=CONCATENATE(&quot;'&quot;; [.A11]; &quot;' =&gt; '&quot;; SUBSTITUTE([.A11]; &quot;.mov&quot;; &quot;.mp4&quot;); &quot;',&quot;)" office:value-type="string" office:string-value="'phalacro.mov' =&gt; 'phalacro.mp4'," calcext:value-type="string">
            <text:p>'phalacro.mov' =&gt; 'phalacro.mp4',</text:p>
          </table:table-cell>
        </table:table-row>
        <table:table-row table:style-name="ro1">
          <table:table-cell office:value-type="string" calcext:value-type="string">
            <text:p>sylvia_m.mov</text:p>
          </table:table-cell>
          <table:table-cell/>
          <table:table-cell table:formula="of:=CONCATENATE(&quot;'&quot;; [.A12]; &quot;' =&gt; '&quot;; SUBSTITUTE([.A12]; &quot;.mov&quot;; &quot;.mp3&quot;); &quot;',&quot;)" office:value-type="string" office:string-value="'sylvia_m.mov' =&gt; 'sylvia_m.mp3'," calcext:value-type="string">
            <text:p>'sylvia_m.mov' =&gt; 'sylvia_m.mp3',</text:p>
          </table:table-cell>
          <table:table-cell table:formula="of:=CONCATENATE(&quot;'&quot;; [.A12]; &quot;' =&gt; '&quot;; SUBSTITUTE([.A12]; &quot;.mov&quot;; &quot;.mp4&quot;); &quot;',&quot;)" office:value-type="string" office:string-value="'sylvia_m.mov' =&gt; 'sylvia_m.mp4'," calcext:value-type="string">
            <text:p>'sylvia_m.mov' =&gt; 'sylvia_m.mp4',</text:p>
          </table:table-cell>
        </table:table-row>
        <table:table-row table:style-name="ro1">
          <table:table-cell office:value-type="string" calcext:value-type="string">
            <text:p>accipie2.mov</text:p>
          </table:table-cell>
          <table:table-cell/>
          <table:table-cell table:formula="of:=CONCATENATE(&quot;'&quot;; [.A13]; &quot;' =&gt; '&quot;; SUBSTITUTE([.A13]; &quot;.mov&quot;; &quot;.mp3&quot;); &quot;',&quot;)" office:value-type="string" office:string-value="'accipie2.mov' =&gt; 'accipie2.mp3'," calcext:value-type="string">
            <text:p>'accipie2.mov' =&gt; 'accipie2.mp3',</text:p>
          </table:table-cell>
          <table:table-cell table:formula="of:=CONCATENATE(&quot;'&quot;; [.A13]; &quot;' =&gt; '&quot;; SUBSTITUTE([.A13]; &quot;.mov&quot;; &quot;.mp4&quot;); &quot;',&quot;)" office:value-type="string" office:string-value="'accipie2.mov' =&gt; 'accipie2.mp4'," calcext:value-type="string">
            <text:p>'accipie2.mov' =&gt; 'accipie2.mp4',</text:p>
          </table:table-cell>
        </table:table-row>
        <table:table-row table:style-name="ro1">
          <table:table-cell office:value-type="string" calcext:value-type="string">
            <text:p>carduei3.mov</text:p>
          </table:table-cell>
          <table:table-cell/>
          <table:table-cell table:formula="of:=CONCATENATE(&quot;'&quot;; [.A14]; &quot;' =&gt; '&quot;; SUBSTITUTE([.A14]; &quot;.mov&quot;; &quot;.mp3&quot;); &quot;',&quot;)" office:value-type="string" office:string-value="'carduei3.mov' =&gt; 'carduei3.mp3'," calcext:value-type="string">
            <text:p>'carduei3.mov' =&gt; 'carduei3.mp3',</text:p>
          </table:table-cell>
          <table:table-cell table:formula="of:=CONCATENATE(&quot;'&quot;; [.A14]; &quot;' =&gt; '&quot;; SUBSTITUTE([.A14]; &quot;.mov&quot;; &quot;.mp4&quot;); &quot;',&quot;)" office:value-type="string" office:string-value="'carduei3.mov' =&gt; 'carduei3.mp4'," calcext:value-type="string">
            <text:p>'carduei3.mov' =&gt; 'carduei3.mp4',</text:p>
          </table:table-cell>
        </table:table-row>
        <table:table-row table:style-name="ro1">
          <table:table-cell office:value-type="string" calcext:value-type="string">
            <text:p>sylvia_h.mov</text:p>
          </table:table-cell>
          <table:table-cell/>
          <table:table-cell table:formula="of:=CONCATENATE(&quot;'&quot;; [.A15]; &quot;' =&gt; '&quot;; SUBSTITUTE([.A15]; &quot;.mov&quot;; &quot;.mp3&quot;); &quot;',&quot;)" office:value-type="string" office:string-value="'sylvia_h.mov' =&gt; 'sylvia_h.mp3'," calcext:value-type="string">
            <text:p>'sylvia_h.mov' =&gt; 'sylvia_h.mp3',</text:p>
          </table:table-cell>
          <table:table-cell table:formula="of:=CONCATENATE(&quot;'&quot;; [.A15]; &quot;' =&gt; '&quot;; SUBSTITUTE([.A15]; &quot;.mov&quot;; &quot;.mp4&quot;); &quot;',&quot;)" office:value-type="string" office:string-value="'sylvia_h.mov' =&gt; 'sylvia_h.mp4'," calcext:value-type="string">
            <text:p>'sylvia_h.mov' =&gt; 'sylvia_h.mp4',</text:p>
          </table:table-cell>
        </table:table-row>
        <table:table-row table:style-name="ro1">
          <table:table-cell office:value-type="string" calcext:value-type="string">
            <text:p>erithacu.mov</text:p>
          </table:table-cell>
          <table:table-cell/>
          <table:table-cell table:formula="of:=CONCATENATE(&quot;'&quot;; [.A16]; &quot;' =&gt; '&quot;; SUBSTITUTE([.A16]; &quot;.mov&quot;; &quot;.mp3&quot;); &quot;',&quot;)" office:value-type="string" office:string-value="'erithacu.mov' =&gt; 'erithacu.mp3'," calcext:value-type="string">
            <text:p>'erithacu.mov' =&gt; 'erithacu.mp3',</text:p>
          </table:table-cell>
          <table:table-cell table:formula="of:=CONCATENATE(&quot;'&quot;; [.A16]; &quot;' =&gt; '&quot;; SUBSTITUTE([.A16]; &quot;.mov&quot;; &quot;.mp4&quot;); &quot;',&quot;)" office:value-type="string" office:string-value="'erithacu.mov' =&gt; 'erithacu.mp4'," calcext:value-type="string">
            <text:p>'erithacu.mov' =&gt; 'erithacu.mp4',</text:p>
          </table:table-cell>
        </table:table-row>
        <table:table-row table:style-name="ro1">
          <table:table-cell office:value-type="string" calcext:value-type="string">
            <text:p>sylvia_r.mov</text:p>
          </table:table-cell>
          <table:table-cell/>
          <table:table-cell table:formula="of:=CONCATENATE(&quot;'&quot;; [.A17]; &quot;' =&gt; '&quot;; SUBSTITUTE([.A17]; &quot;.mov&quot;; &quot;.mp3&quot;); &quot;',&quot;)" office:value-type="string" office:string-value="'sylvia_r.mov' =&gt; 'sylvia_r.mp3'," calcext:value-type="string">
            <text:p>'sylvia_r.mov' =&gt; 'sylvia_r.mp3',</text:p>
          </table:table-cell>
          <table:table-cell table:formula="of:=CONCATENATE(&quot;'&quot;; [.A17]; &quot;' =&gt; '&quot;; SUBSTITUTE([.A17]; &quot;.mov&quot;; &quot;.mp4&quot;); &quot;',&quot;)" office:value-type="string" office:string-value="'sylvia_r.mov' =&gt; 'sylvia_r.mp4'," calcext:value-type="string">
            <text:p>'sylvia_r.mov' =&gt; 'sylvia_r.mp4',</text:p>
          </table:table-cell>
        </table:table-row>
        <table:table-row table:style-name="ro1">
          <table:table-cell office:value-type="string" calcext:value-type="string">
            <text:p>pandion.mov</text:p>
          </table:table-cell>
          <table:table-cell/>
          <table:table-cell table:formula="of:=CONCATENATE(&quot;'&quot;; [.A18]; &quot;' =&gt; '&quot;; SUBSTITUTE([.A18]; &quot;.mov&quot;; &quot;.mp3&quot;); &quot;',&quot;)" office:value-type="string" office:string-value="'pandion.mov' =&gt; 'pandion.mp3'," calcext:value-type="string">
            <text:p>'pandion.mov' =&gt; 'pandion.mp3',</text:p>
          </table:table-cell>
          <table:table-cell table:formula="of:=CONCATENATE(&quot;'&quot;; [.A18]; &quot;' =&gt; '&quot;; SUBSTITUTE([.A18]; &quot;.mov&quot;; &quot;.mp4&quot;); &quot;',&quot;)" office:value-type="string" office:string-value="'pandion.mov' =&gt; 'pandion.mp4'," calcext:value-type="string">
            <text:p>'pandion.mov' =&gt; 'pandion.mp4',</text:p>
          </table:table-cell>
        </table:table-row>
        <table:table-row table:style-name="ro1">
          <table:table-cell office:value-type="string" calcext:value-type="string">
            <text:p>calandre.mov</text:p>
          </table:table-cell>
          <table:table-cell/>
          <table:table-cell table:formula="of:=CONCATENATE(&quot;'&quot;; [.A19]; &quot;' =&gt; '&quot;; SUBSTITUTE([.A19]; &quot;.mov&quot;; &quot;.mp3&quot;); &quot;',&quot;)" office:value-type="string" office:string-value="'calandre.mov' =&gt; 'calandre.mp3'," calcext:value-type="string">
            <text:p>'calandre.mov' =&gt; 'calandre.mp3',</text:p>
          </table:table-cell>
          <table:table-cell table:formula="of:=CONCATENATE(&quot;'&quot;; [.A19]; &quot;' =&gt; '&quot;; SUBSTITUTE([.A19]; &quot;.mov&quot;; &quot;.mp4&quot;); &quot;',&quot;)" office:value-type="string" office:string-value="'calandre.mov' =&gt; 'calandre.mp4'," calcext:value-type="string">
            <text:p>'calandre.mov' =&gt; 'calandre.mp4',</text:p>
          </table:table-cell>
        </table:table-row>
        <table:table-row table:style-name="ro1">
          <table:table-cell office:value-type="string" calcext:value-type="string">
            <text:p>limosa_l.mov</text:p>
          </table:table-cell>
          <table:table-cell/>
          <table:table-cell table:formula="of:=CONCATENATE(&quot;'&quot;; [.A20]; &quot;' =&gt; '&quot;; SUBSTITUTE([.A20]; &quot;.mov&quot;; &quot;.mp3&quot;); &quot;',&quot;)" office:value-type="string" office:string-value="'limosa_l.mov' =&gt; 'limosa_l.mp3'," calcext:value-type="string">
            <text:p>'limosa_l.mov' =&gt; 'limosa_l.mp3',</text:p>
          </table:table-cell>
          <table:table-cell table:formula="of:=CONCATENATE(&quot;'&quot;; [.A20]; &quot;' =&gt; '&quot;; SUBSTITUTE([.A20]; &quot;.mov&quot;; &quot;.mp4&quot;); &quot;',&quot;)" office:value-type="string" office:string-value="'limosa_l.mov' =&gt; 'limosa_l.mp4'," calcext:value-type="string">
            <text:p>'limosa_l.mov' =&gt; 'limosa_l.mp4',</text:p>
          </table:table-cell>
        </table:table-row>
        <table:table-row table:style-name="ro1">
          <table:table-cell office:value-type="string" calcext:value-type="string">
            <text:p>recurvir.mov</text:p>
          </table:table-cell>
          <table:table-cell/>
          <table:table-cell table:formula="of:=CONCATENATE(&quot;'&quot;; [.A21]; &quot;' =&gt; '&quot;; SUBSTITUTE([.A21]; &quot;.mov&quot;; &quot;.mp3&quot;); &quot;',&quot;)" office:value-type="string" office:string-value="'recurvir.mov' =&gt; 'recurvir.mp3'," calcext:value-type="string">
            <text:p>'recurvir.mov' =&gt; 'recurvir.mp3',</text:p>
          </table:table-cell>
          <table:table-cell table:formula="of:=CONCATENATE(&quot;'&quot;; [.A21]; &quot;' =&gt; '&quot;; SUBSTITUTE([.A21]; &quot;.mov&quot;; &quot;.mp4&quot;); &quot;',&quot;)" office:value-type="string" office:string-value="'recurvir.mov' =&gt; 'recurvir.mp4'," calcext:value-type="string">
            <text:p>'recurvir.mov' =&gt; 'recurvir.mp4',</text:p>
          </table:table-cell>
        </table:table-row>
        <table:table-row table:style-name="ro1">
          <table:table-cell office:value-type="string" calcext:value-type="string">
            <text:p>gavia_st.mov</text:p>
          </table:table-cell>
          <table:table-cell/>
          <table:table-cell table:formula="of:=CONCATENATE(&quot;'&quot;; [.A22]; &quot;' =&gt; '&quot;; SUBSTITUTE([.A22]; &quot;.mov&quot;; &quot;.mp3&quot;); &quot;',&quot;)" office:value-type="string" office:string-value="'gavia_st.mov' =&gt; 'gavia_st.mp3'," calcext:value-type="string">
            <text:p>'gavia_st.mov' =&gt; 'gavia_st.mp3',</text:p>
          </table:table-cell>
          <table:table-cell table:formula="of:=CONCATENATE(&quot;'&quot;; [.A22]; &quot;' =&gt; '&quot;; SUBSTITUTE([.A22]; &quot;.mov&quot;; &quot;.mp4&quot;); &quot;',&quot;)" office:value-type="string" office:string-value="'gavia_st.mov' =&gt; 'gavia_st.mp4'," calcext:value-type="string">
            <text:p>'gavia_st.mov' =&gt; 'gavia_st.mp4',</text:p>
          </table:table-cell>
        </table:table-row>
        <table:table-row table:style-name="ro1">
          <table:table-cell office:value-type="string" calcext:value-type="string">
            <text:p>passer_h.mov</text:p>
          </table:table-cell>
          <table:table-cell/>
          <table:table-cell table:formula="of:=CONCATENATE(&quot;'&quot;; [.A23]; &quot;' =&gt; '&quot;; SUBSTITUTE([.A23]; &quot;.mov&quot;; &quot;.mp3&quot;); &quot;',&quot;)" office:value-type="string" office:string-value="'passer_h.mov' =&gt; 'passer_h.mp3'," calcext:value-type="string">
            <text:p>'passer_h.mov' =&gt; 'passer_h.mp3',</text:p>
          </table:table-cell>
          <table:table-cell table:formula="of:=CONCATENATE(&quot;'&quot;; [.A23]; &quot;' =&gt; '&quot;; SUBSTITUTE([.A23]; &quot;.mov&quot;; &quot;.mp4&quot;); &quot;',&quot;)" office:value-type="string" office:string-value="'passer_h.mov' =&gt; 'passer_h.mp4'," calcext:value-type="string">
            <text:p>'passer_h.mov' =&gt; 'passer_h.mp4',</text:p>
          </table:table-cell>
        </table:table-row>
        <table:table-row table:style-name="ro1">
          <table:table-cell office:value-type="string" calcext:value-type="string">
            <text:p>puffinus.mov</text:p>
          </table:table-cell>
          <table:table-cell/>
          <table:table-cell table:formula="of:=CONCATENATE(&quot;'&quot;; [.A24]; &quot;' =&gt; '&quot;; SUBSTITUTE([.A24]; &quot;.mov&quot;; &quot;.mp3&quot;); &quot;',&quot;)" office:value-type="string" office:string-value="'puffinus.mov' =&gt; 'puffinus.mp3'," calcext:value-type="string">
            <text:p>'puffinus.mov' =&gt; 'puffinus.mp3',</text:p>
          </table:table-cell>
          <table:table-cell table:formula="of:=CONCATENATE(&quot;'&quot;; [.A24]; &quot;' =&gt; '&quot;; SUBSTITUTE([.A24]; &quot;.mov&quot;; &quot;.mp4&quot;); &quot;',&quot;)" office:value-type="string" office:string-value="'puffinus.mov' =&gt; 'puffinus.mp4'," calcext:value-type="string">
            <text:p>'puffinus.mov' =&gt; 'puffinus.mp4',</text:p>
          </table:table-cell>
        </table:table-row>
        <table:table-row table:style-name="ro1">
          <table:table-cell office:value-type="string" calcext:value-type="string">
            <text:p>apus_apu.mov</text:p>
          </table:table-cell>
          <table:table-cell/>
          <table:table-cell table:formula="of:=CONCATENATE(&quot;'&quot;; [.A25]; &quot;' =&gt; '&quot;; SUBSTITUTE([.A25]; &quot;.mov&quot;; &quot;.mp3&quot;); &quot;',&quot;)" office:value-type="string" office:string-value="'apus_apu.mov' =&gt; 'apus_apu.mp3'," calcext:value-type="string">
            <text:p>'apus_apu.mov' =&gt; 'apus_apu.mp3',</text:p>
          </table:table-cell>
          <table:table-cell table:formula="of:=CONCATENATE(&quot;'&quot;; [.A25]; &quot;' =&gt; '&quot;; SUBSTITUTE([.A25]; &quot;.mov&quot;; &quot;.mp4&quot;); &quot;',&quot;)" office:value-type="string" office:string-value="'apus_apu.mov' =&gt; 'apus_apu.mp4'," calcext:value-type="string">
            <text:p>'apus_apu.mov' =&gt; 'apus_apu.mp4',</text:p>
          </table:table-cell>
        </table:table-row>
        <table:table-row table:style-name="ro1">
          <table:table-cell office:value-type="string" calcext:value-type="string">
            <text:p>cardueli.mov</text:p>
          </table:table-cell>
          <table:table-cell/>
          <table:table-cell table:formula="of:=CONCATENATE(&quot;'&quot;; [.A26]; &quot;' =&gt; '&quot;; SUBSTITUTE([.A26]; &quot;.mov&quot;; &quot;.mp3&quot;); &quot;',&quot;)" office:value-type="string" office:string-value="'cardueli.mov' =&gt; 'cardueli.mp3'," calcext:value-type="string">
            <text:p>'cardueli.mov' =&gt; 'cardueli.mp3',</text:p>
          </table:table-cell>
          <table:table-cell table:formula="of:=CONCATENATE(&quot;'&quot;; [.A26]; &quot;' =&gt; '&quot;; SUBSTITUTE([.A26]; &quot;.mov&quot;; &quot;.mp4&quot;); &quot;',&quot;)" office:value-type="string" office:string-value="'cardueli.mov' =&gt; 'cardueli.mp4'," calcext:value-type="string">
            <text:p>'cardueli.mov' =&gt; 'cardueli.mp4',</text:p>
          </table:table-cell>
        </table:table-row>
        <table:table-row table:style-name="ro1">
          <table:table-cell office:value-type="string" calcext:value-type="string">
            <text:p>tringa_t.mov</text:p>
          </table:table-cell>
          <table:table-cell/>
          <table:table-cell table:formula="of:=CONCATENATE(&quot;'&quot;; [.A27]; &quot;' =&gt; '&quot;; SUBSTITUTE([.A27]; &quot;.mov&quot;; &quot;.mp3&quot;); &quot;',&quot;)" office:value-type="string" office:string-value="'tringa_t.mov' =&gt; 'tringa_t.mp3'," calcext:value-type="string">
            <text:p>'tringa_t.mov' =&gt; 'tringa_t.mp3',</text:p>
          </table:table-cell>
          <table:table-cell table:formula="of:=CONCATENATE(&quot;'&quot;; [.A27]; &quot;' =&gt; '&quot;; SUBSTITUTE([.A27]; &quot;.mov&quot;; &quot;.mp4&quot;); &quot;',&quot;)" office:value-type="string" office:string-value="'tringa_t.mov' =&gt; 'tringa_t.mp4'," calcext:value-type="string">
            <text:p>'tringa_t.mov' =&gt; 'tringa_t.mp4',</text:p>
          </table:table-cell>
        </table:table-row>
        <table:table-row table:style-name="ro1">
          <table:table-cell office:value-type="string" calcext:value-type="string">
            <text:p>turdus_m.mov</text:p>
          </table:table-cell>
          <table:table-cell/>
          <table:table-cell table:formula="of:=CONCATENATE(&quot;'&quot;; [.A28]; &quot;' =&gt; '&quot;; SUBSTITUTE([.A28]; &quot;.mov&quot;; &quot;.mp3&quot;); &quot;',&quot;)" office:value-type="string" office:string-value="'turdus_m.mov' =&gt; 'turdus_m.mp3'," calcext:value-type="string">
            <text:p>'turdus_m.mov' =&gt; 'turdus_m.mp3',</text:p>
          </table:table-cell>
          <table:table-cell table:formula="of:=CONCATENATE(&quot;'&quot;; [.A28]; &quot;' =&gt; '&quot;; SUBSTITUTE([.A28]; &quot;.mov&quot;; &quot;.mp4&quot;); &quot;',&quot;)" office:value-type="string" office:string-value="'turdus_m.mov' =&gt; 'turdus_m.mp4'," calcext:value-type="string">
            <text:p>'turdus_m.mov' =&gt; 'turdus_m.mp4',</text:p>
          </table:table-cell>
        </table:table-row>
        <table:table-row table:style-name="ro1">
          <table:table-cell office:value-type="string" calcext:value-type="string">
            <text:p>tadorna.mov</text:p>
          </table:table-cell>
          <table:table-cell/>
          <table:table-cell table:formula="of:=CONCATENATE(&quot;'&quot;; [.A29]; &quot;' =&gt; '&quot;; SUBSTITUTE([.A29]; &quot;.mov&quot;; &quot;.mp3&quot;); &quot;',&quot;)" office:value-type="string" office:string-value="'tadorna.mov' =&gt; 'tadorna.mp3'," calcext:value-type="string">
            <text:p>'tadorna.mov' =&gt; 'tadorna.mp3',</text:p>
          </table:table-cell>
          <table:table-cell table:formula="of:=CONCATENATE(&quot;'&quot;; [.A29]; &quot;' =&gt; '&quot;; SUBSTITUTE([.A29]; &quot;.mov&quot;; &quot;.mp4&quot;); &quot;',&quot;)" office:value-type="string" office:string-value="'tadorna.mov' =&gt; 'tadorna.mp4'," calcext:value-type="string">
            <text:p>'tadorna.mov' =&gt; 'tadorna.mp4',</text:p>
          </table:table-cell>
        </table:table-row>
        <table:table-row table:style-name="ro1">
          <table:table-cell office:value-type="string" calcext:value-type="string">
            <text:p>vanellus.mov</text:p>
          </table:table-cell>
          <table:table-cell/>
          <table:table-cell table:formula="of:=CONCATENATE(&quot;'&quot;; [.A30]; &quot;' =&gt; '&quot;; SUBSTITUTE([.A30]; &quot;.mov&quot;; &quot;.mp3&quot;); &quot;',&quot;)" office:value-type="string" office:string-value="'vanellus.mov' =&gt; 'vanellus.mp3'," calcext:value-type="string">
            <text:p>'vanellus.mov' =&gt; 'vanellus.mp3',</text:p>
          </table:table-cell>
          <table:table-cell table:formula="of:=CONCATENATE(&quot;'&quot;; [.A30]; &quot;' =&gt; '&quot;; SUBSTITUTE([.A30]; &quot;.mov&quot;; &quot;.mp4&quot;); &quot;',&quot;)" office:value-type="string" office:string-value="'vanellus.mov' =&gt; 'vanellus.mp4'," calcext:value-type="string">
            <text:p>'vanellus.mov' =&gt; 'vanellus.mp4',</text:p>
          </table:table-cell>
        </table:table-row>
        <table:table-row table:style-name="ro1">
          <table:table-cell office:value-type="string" calcext:value-type="string">
            <text:p>podiceps.mov</text:p>
          </table:table-cell>
          <table:table-cell/>
          <table:table-cell table:formula="of:=CONCATENATE(&quot;'&quot;; [.A31]; &quot;' =&gt; '&quot;; SUBSTITUTE([.A31]; &quot;.mov&quot;; &quot;.mp3&quot;); &quot;',&quot;)" office:value-type="string" office:string-value="'podiceps.mov' =&gt; 'podiceps.mp3'," calcext:value-type="string">
            <text:p>'podiceps.mov' =&gt; 'podiceps.mp3',</text:p>
          </table:table-cell>
          <table:table-cell table:formula="of:=CONCATENATE(&quot;'&quot;; [.A31]; &quot;' =&gt; '&quot;; SUBSTITUTE([.A31]; &quot;.mov&quot;; &quot;.mp4&quot;); &quot;',&quot;)" office:value-type="string" office:string-value="'podiceps.mov' =&gt; 'podiceps.mp4'," calcext:value-type="string">
            <text:p>'podiceps.mov' =&gt; 'podiceps.mp4',</text:p>
          </table:table-cell>
        </table:table-row>
        <table:table-row table:style-name="ro1">
          <table:table-cell office:value-type="string" calcext:value-type="string">
            <text:p>bubulcus.mov</text:p>
          </table:table-cell>
          <table:table-cell/>
          <table:table-cell table:formula="of:=CONCATENATE(&quot;'&quot;; [.A32]; &quot;' =&gt; '&quot;; SUBSTITUTE([.A32]; &quot;.mov&quot;; &quot;.mp3&quot;); &quot;',&quot;)" office:value-type="string" office:string-value="'bubulcus.mov' =&gt; 'bubulcus.mp3'," calcext:value-type="string">
            <text:p>'bubulcus.mov' =&gt; 'bubulcus.mp3',</text:p>
          </table:table-cell>
          <table:table-cell table:formula="of:=CONCATENATE(&quot;'&quot;; [.A32]; &quot;' =&gt; '&quot;; SUBSTITUTE([.A32]; &quot;.mov&quot;; &quot;.mp4&quot;); &quot;',&quot;)" office:value-type="string" office:string-value="'bubulcus.mov' =&gt; 'bubulcus.mp4'," calcext:value-type="string">
            <text:p>'bubulcus.mov' =&gt; 'bubulcus.mp4',</text:p>
          </table:table-cell>
        </table:table-row>
        <table:table-row table:style-name="ro1">
          <table:table-cell office:value-type="string" calcext:value-type="string">
            <text:p>carduei2.mov</text:p>
          </table:table-cell>
          <table:table-cell/>
          <table:table-cell table:formula="of:=CONCATENATE(&quot;'&quot;; [.A33]; &quot;' =&gt; '&quot;; SUBSTITUTE([.A33]; &quot;.mov&quot;; &quot;.mp3&quot;); &quot;',&quot;)" office:value-type="string" office:string-value="'carduei2.mov' =&gt; 'carduei2.mp3'," calcext:value-type="string">
            <text:p>'carduei2.mov' =&gt; 'carduei2.mp3',</text:p>
          </table:table-cell>
          <table:table-cell table:formula="of:=CONCATENATE(&quot;'&quot;; [.A33]; &quot;' =&gt; '&quot;; SUBSTITUTE([.A33]; &quot;.mov&quot;; &quot;.mp4&quot;); &quot;',&quot;)" office:value-type="string" office:string-value="'carduei2.mov' =&gt; 'carduei2.mp4'," calcext:value-type="string">
            <text:p>'carduei2.mov' =&gt; 'carduei2.mp4',</text:p>
          </table:table-cell>
        </table:table-row>
        <table:table-row table:style-name="ro1">
          <table:table-cell office:value-type="string" calcext:value-type="string">
            <text:p>jynx_tor.mov</text:p>
          </table:table-cell>
          <table:table-cell/>
          <table:table-cell table:formula="of:=CONCATENATE(&quot;'&quot;; [.A34]; &quot;' =&gt; '&quot;; SUBSTITUTE([.A34]; &quot;.mov&quot;; &quot;.mp3&quot;); &quot;',&quot;)" office:value-type="string" office:string-value="'jynx_tor.mov' =&gt; 'jynx_tor.mp3'," calcext:value-type="string">
            <text:p>'jynx_tor.mov' =&gt; 'jynx_tor.mp3',</text:p>
          </table:table-cell>
          <table:table-cell table:formula="of:=CONCATENATE(&quot;'&quot;; [.A34]; &quot;' =&gt; '&quot;; SUBSTITUTE([.A34]; &quot;.mov&quot;; &quot;.mp4&quot;); &quot;',&quot;)" office:value-type="string" office:string-value="'jynx_tor.mov' =&gt; 'jynx_tor.mp4'," calcext:value-type="string">
            <text:p>'jynx_tor.mov' =&gt; 'jynx_tor.mp4',</text:p>
          </table:table-cell>
        </table:table-row>
        <table:table-row table:style-name="ro1">
          <table:table-cell office:value-type="string" calcext:value-type="string">
            <text:p>columba2.mov</text:p>
          </table:table-cell>
          <table:table-cell/>
          <table:table-cell table:formula="of:=CONCATENATE(&quot;'&quot;; [.A35]; &quot;' =&gt; '&quot;; SUBSTITUTE([.A35]; &quot;.mov&quot;; &quot;.mp3&quot;); &quot;',&quot;)" office:value-type="string" office:string-value="'columba2.mov' =&gt; 'columba2.mp3'," calcext:value-type="string">
            <text:p>'columba2.mov' =&gt; 'columba2.mp3',</text:p>
          </table:table-cell>
          <table:table-cell table:formula="of:=CONCATENATE(&quot;'&quot;; [.A35]; &quot;' =&gt; '&quot;; SUBSTITUTE([.A35]; &quot;.mov&quot;; &quot;.mp4&quot;); &quot;',&quot;)" office:value-type="string" office:string-value="'columba2.mov' =&gt; 'columba2.mp4'," calcext:value-type="string">
            <text:p>'columba2.mov' =&gt; 'columba2.mp4',</text:p>
          </table:table-cell>
        </table:table-row>
        <table:table-row table:style-name="ro1">
          <table:table-cell office:value-type="string" calcext:value-type="string">
            <text:p>delichon.mov</text:p>
          </table:table-cell>
          <table:table-cell/>
          <table:table-cell table:formula="of:=CONCATENATE(&quot;'&quot;; [.A36]; &quot;' =&gt; '&quot;; SUBSTITUTE([.A36]; &quot;.mov&quot;; &quot;.mp3&quot;); &quot;',&quot;)" office:value-type="string" office:string-value="'delichon.mov' =&gt; 'delichon.mp3'," calcext:value-type="string">
            <text:p>'delichon.mov' =&gt; 'delichon.mp3',</text:p>
          </table:table-cell>
          <table:table-cell table:formula="of:=CONCATENATE(&quot;'&quot;; [.A36]; &quot;' =&gt; '&quot;; SUBSTITUTE([.A36]; &quot;.mov&quot;; &quot;.mp4&quot;); &quot;',&quot;)" office:value-type="string" office:string-value="'delichon.mov' =&gt; 'delichon.mp4'," calcext:value-type="string">
            <text:p>'delichon.mov' =&gt; 'delichon.mp4',</text:p>
          </table:table-cell>
        </table:table-row>
        <table:table-row table:style-name="ro1">
          <table:table-cell office:value-type="string" calcext:value-type="string">
            <text:p>saxicola.mov</text:p>
          </table:table-cell>
          <table:table-cell/>
          <table:table-cell table:formula="of:=CONCATENATE(&quot;'&quot;; [.A37]; &quot;' =&gt; '&quot;; SUBSTITUTE([.A37]; &quot;.mov&quot;; &quot;.mp3&quot;); &quot;',&quot;)" office:value-type="string" office:string-value="'saxicola.mov' =&gt; 'saxicola.mp3'," calcext:value-type="string">
            <text:p>'saxicola.mov' =&gt; 'saxicola.mp3',</text:p>
          </table:table-cell>
          <table:table-cell table:formula="of:=CONCATENATE(&quot;'&quot;; [.A37]; &quot;' =&gt; '&quot;; SUBSTITUTE([.A37]; &quot;.mov&quot;; &quot;.mp4&quot;); &quot;',&quot;)" office:value-type="string" office:string-value="'saxicola.mov' =&gt; 'saxicola.mp4'," calcext:value-type="string">
            <text:p>'saxicola.mov' =&gt; 'saxicola.mp4',</text:p>
          </table:table-cell>
        </table:table-row>
        <table:table-row table:style-name="ro1">
          <table:table-cell office:value-type="string" calcext:value-type="string">
            <text:p>galling2.mov</text:p>
          </table:table-cell>
          <table:table-cell/>
          <table:table-cell table:formula="of:=CONCATENATE(&quot;'&quot;; [.A38]; &quot;' =&gt; '&quot;; SUBSTITUTE([.A38]; &quot;.mov&quot;; &quot;.mp3&quot;); &quot;',&quot;)" office:value-type="string" office:string-value="'galling2.mov' =&gt; 'galling2.mp3'," calcext:value-type="string">
            <text:p>'galling2.mov' =&gt; 'galling2.mp3',</text:p>
          </table:table-cell>
          <table:table-cell table:formula="of:=CONCATENATE(&quot;'&quot;; [.A38]; &quot;' =&gt; '&quot;; SUBSTITUTE([.A38]; &quot;.mov&quot;; &quot;.mp4&quot;); &quot;',&quot;)" office:value-type="string" office:string-value="'galling2.mov' =&gt; 'galling2.mp4'," calcext:value-type="string">
            <text:p>'galling2.mov' =&gt; 'galling2.mp4',</text:p>
          </table:table-cell>
        </table:table-row>
        <table:table-row table:style-name="ro1">
          <table:table-cell office:value-type="string" calcext:value-type="string">
            <text:p>anser_an.mov</text:p>
          </table:table-cell>
          <table:table-cell/>
          <table:table-cell table:formula="of:=CONCATENATE(&quot;'&quot;; [.A39]; &quot;' =&gt; '&quot;; SUBSTITUTE([.A39]; &quot;.mov&quot;; &quot;.mp3&quot;); &quot;',&quot;)" office:value-type="string" office:string-value="'anser_an.mov' =&gt; 'anser_an.mp3'," calcext:value-type="string">
            <text:p>'anser_an.mov' =&gt; 'anser_an.mp3',</text:p>
          </table:table-cell>
          <table:table-cell table:formula="of:=CONCATENATE(&quot;'&quot;; [.A39]; &quot;' =&gt; '&quot;; SUBSTITUTE([.A39]; &quot;.mov&quot;; &quot;.mp4&quot;); &quot;',&quot;)" office:value-type="string" office:string-value="'anser_an.mov' =&gt; 'anser_an.mp4'," calcext:value-type="string">
            <text:p>'anser_an.mov' =&gt; 'anser_an.mp4',</text:p>
          </table:table-cell>
        </table:table-row>
        <table:table-row table:style-name="ro1">
          <table:table-cell office:value-type="string" calcext:value-type="string">
            <text:p>sylvia_a.mov</text:p>
          </table:table-cell>
          <table:table-cell/>
          <table:table-cell table:formula="of:=CONCATENATE(&quot;'&quot;; [.A40]; &quot;' =&gt; '&quot;; SUBSTITUTE([.A40]; &quot;.mov&quot;; &quot;.mp3&quot;); &quot;',&quot;)" office:value-type="string" office:string-value="'sylvia_a.mov' =&gt; 'sylvia_a.mp3'," calcext:value-type="string">
            <text:p>'sylvia_a.mov' =&gt; 'sylvia_a.mp3',</text:p>
          </table:table-cell>
          <table:table-cell table:formula="of:=CONCATENATE(&quot;'&quot;; [.A40]; &quot;' =&gt; '&quot;; SUBSTITUTE([.A40]; &quot;.mov&quot;; &quot;.mp4&quot;); &quot;',&quot;)" office:value-type="string" office:string-value="'sylvia_a.mov' =&gt; 'sylvia_a.mp4'," calcext:value-type="string">
            <text:p>'sylvia_a.mov' =&gt; 'sylvia_a.mp4',</text:p>
          </table:table-cell>
        </table:table-row>
        <table:table-row table:style-name="ro1">
          <table:table-cell office:value-type="string" calcext:value-type="string">
            <text:p>buteo_bu.mov</text:p>
          </table:table-cell>
          <table:table-cell/>
          <table:table-cell table:formula="of:=CONCATENATE(&quot;'&quot;; [.A41]; &quot;' =&gt; '&quot;; SUBSTITUTE([.A41]; &quot;.mov&quot;; &quot;.mp3&quot;); &quot;',&quot;)" office:value-type="string" office:string-value="'buteo_bu.mov' =&gt; 'buteo_bu.mp3'," calcext:value-type="string">
            <text:p>'buteo_bu.mov' =&gt; 'buteo_bu.mp3',</text:p>
          </table:table-cell>
          <table:table-cell table:formula="of:=CONCATENATE(&quot;'&quot;; [.A41]; &quot;' =&gt; '&quot;; SUBSTITUTE([.A41]; &quot;.mov&quot;; &quot;.mp4&quot;); &quot;',&quot;)" office:value-type="string" office:string-value="'buteo_bu.mov' =&gt; 'buteo_bu.mp4'," calcext:value-type="string">
            <text:p>'buteo_bu.mov' =&gt; 'buteo_bu.mp4',</text:p>
          </table:table-cell>
        </table:table-row>
        <table:table-row table:style-name="ro1">
          <table:table-cell office:value-type="string" calcext:value-type="string">
            <text:p>pernis_a.mov</text:p>
          </table:table-cell>
          <table:table-cell/>
          <table:table-cell table:formula="of:=CONCATENATE(&quot;'&quot;; [.A42]; &quot;' =&gt; '&quot;; SUBSTITUTE([.A42]; &quot;.mov&quot;; &quot;.mp3&quot;); &quot;',&quot;)" office:value-type="string" office:string-value="'pernis_a.mov' =&gt; 'pernis_a.mp3'," calcext:value-type="string">
            <text:p>'pernis_a.mov' =&gt; 'pernis_a.mp3',</text:p>
          </table:table-cell>
          <table:table-cell table:formula="of:=CONCATENATE(&quot;'&quot;; [.A42]; &quot;' =&gt; '&quot;; SUBSTITUTE([.A42]; &quot;.mov&quot;; &quot;.mp4&quot;); &quot;',&quot;)" office:value-type="string" office:string-value="'pernis_a.mov' =&gt; 'pernis_a.mp4'," calcext:value-type="string">
            <text:p>'pernis_a.mov' =&gt; 'pernis_a.mp4',</text:p>
          </table:table-cell>
        </table:table-row>
        <table:table-row table:style-name="ro1">
          <table:table-cell office:value-type="string" calcext:value-type="string">
            <text:p>apus_mel.mov</text:p>
          </table:table-cell>
          <table:table-cell/>
          <table:table-cell table:formula="of:=CONCATENATE(&quot;'&quot;; [.A43]; &quot;' =&gt; '&quot;; SUBSTITUTE([.A43]; &quot;.mov&quot;; &quot;.mp3&quot;); &quot;',&quot;)" office:value-type="string" office:string-value="'apus_mel.mov' =&gt; 'apus_mel.mp3'," calcext:value-type="string">
            <text:p>'apus_mel.mov' =&gt; 'apus_mel.mp3',</text:p>
          </table:table-cell>
          <table:table-cell table:formula="of:=CONCATENATE(&quot;'&quot;; [.A43]; &quot;' =&gt; '&quot;; SUBSTITUTE([.A43]; &quot;.mov&quot;; &quot;.mp4&quot;); &quot;',&quot;)" office:value-type="string" office:string-value="'apus_mel.mov' =&gt; 'apus_mel.mp4'," calcext:value-type="string">
            <text:p>'apus_mel.mov' =&gt; 'apus_mel.mp4',</text:p>
          </table:table-cell>
        </table:table-row>
        <table:table-row table:style-name="ro1">
          <table:table-cell office:value-type="string" calcext:value-type="string">
            <text:p>falco_bi.mov</text:p>
          </table:table-cell>
          <table:table-cell/>
          <table:table-cell table:formula="of:=CONCATENATE(&quot;'&quot;; [.A44]; &quot;' =&gt; '&quot;; SUBSTITUTE([.A44]; &quot;.mov&quot;; &quot;.mp3&quot;); &quot;',&quot;)" office:value-type="string" office:string-value="'falco_bi.mov' =&gt; 'falco_bi.mp3'," calcext:value-type="string">
            <text:p>'falco_bi.mov' =&gt; 'falco_bi.mp3',</text:p>
          </table:table-cell>
          <table:table-cell table:formula="of:=CONCATENATE(&quot;'&quot;; [.A44]; &quot;' =&gt; '&quot;; SUBSTITUTE([.A44]; &quot;.mov&quot;; &quot;.mp4&quot;); &quot;',&quot;)" office:value-type="string" office:string-value="'falco_bi.mov' =&gt; 'falco_bi.mp4'," calcext:value-type="string">
            <text:p>'falco_bi.mov' =&gt; 'falco_bi.mp4',</text:p>
          </table:table-cell>
        </table:table-row>
        <table:table-row table:style-name="ro1">
          <table:table-cell office:value-type="string" calcext:value-type="string">
            <text:p>larus_ar.mov</text:p>
          </table:table-cell>
          <table:table-cell/>
          <table:table-cell table:formula="of:=CONCATENATE(&quot;'&quot;; [.A45]; &quot;' =&gt; '&quot;; SUBSTITUTE([.A45]; &quot;.mov&quot;; &quot;.mp3&quot;); &quot;',&quot;)" office:value-type="string" office:string-value="'larus_ar.mov' =&gt; 'larus_ar.mp3'," calcext:value-type="string">
            <text:p>'larus_ar.mov' =&gt; 'larus_ar.mp3',</text:p>
          </table:table-cell>
          <table:table-cell table:formula="of:=CONCATENATE(&quot;'&quot;; [.A45]; &quot;' =&gt; '&quot;; SUBSTITUTE([.A45]; &quot;.mov&quot;; &quot;.mp4&quot;); &quot;',&quot;)" office:value-type="string" office:string-value="'larus_ar.mov' =&gt; 'larus_ar.mp4'," calcext:value-type="string">
            <text:p>'larus_ar.mov' =&gt; 'larus_ar.mp4',</text:p>
          </table:table-cell>
        </table:table-row>
        <table:table-row table:style-name="ro1">
          <table:table-cell office:value-type="string" calcext:value-type="string">
            <text:p>upupa_ep.mov</text:p>
          </table:table-cell>
          <table:table-cell/>
          <table:table-cell table:formula="of:=CONCATENATE(&quot;'&quot;; [.A46]; &quot;' =&gt; '&quot;; SUBSTITUTE([.A46]; &quot;.mov&quot;; &quot;.mp3&quot;); &quot;',&quot;)" office:value-type="string" office:string-value="'upupa_ep.mov' =&gt; 'upupa_ep.mp3'," calcext:value-type="string">
            <text:p>'upupa_ep.mov' =&gt; 'upupa_ep.mp3',</text:p>
          </table:table-cell>
          <table:table-cell table:formula="of:=CONCATENATE(&quot;'&quot;; [.A46]; &quot;' =&gt; '&quot;; SUBSTITUTE([.A46]; &quot;.mov&quot;; &quot;.mp4&quot;); &quot;',&quot;)" office:value-type="string" office:string-value="'upupa_ep.mov' =&gt; 'upupa_ep.mp4'," calcext:value-type="string">
            <text:p>'upupa_ep.mov' =&gt; 'upupa_ep.mp4',</text:p>
          </table:table-cell>
        </table:table-row>
        <table:table-row table:style-name="ro1">
          <table:table-cell office:value-type="string" calcext:value-type="string">
            <text:p>chlidoni.mov</text:p>
          </table:table-cell>
          <table:table-cell/>
          <table:table-cell table:formula="of:=CONCATENATE(&quot;'&quot;; [.A47]; &quot;' =&gt; '&quot;; SUBSTITUTE([.A47]; &quot;.mov&quot;; &quot;.mp3&quot;); &quot;',&quot;)" office:value-type="string" office:string-value="'chlidoni.mov' =&gt; 'chlidoni.mp3'," calcext:value-type="string">
            <text:p>'chlidoni.mov' =&gt; 'chlidoni.mp3',</text:p>
          </table:table-cell>
          <table:table-cell table:formula="of:=CONCATENATE(&quot;'&quot;; [.A47]; &quot;' =&gt; '&quot;; SUBSTITUTE([.A47]; &quot;.mov&quot;; &quot;.mp4&quot;); &quot;',&quot;)" office:value-type="string" office:string-value="'chlidoni.mov' =&gt; 'chlidoni.mp4'," calcext:value-type="string">
            <text:p>'chlidoni.mov' =&gt; 'chlidoni.mp4',</text:p>
          </table:table-cell>
        </table:table-row>
        <table:table-row table:style-name="ro1">
          <table:table-cell office:value-type="string" calcext:value-type="string">
            <text:p>phylloc2.mov</text:p>
          </table:table-cell>
          <table:table-cell/>
          <table:table-cell table:formula="of:=CONCATENATE(&quot;'&quot;; [.A48]; &quot;' =&gt; '&quot;; SUBSTITUTE([.A48]; &quot;.mov&quot;; &quot;.mp3&quot;); &quot;',&quot;)" office:value-type="string" office:string-value="'phylloc2.mov' =&gt; 'phylloc2.mp3'," calcext:value-type="string">
            <text:p>'phylloc2.mov' =&gt; 'phylloc2.mp3',</text:p>
          </table:table-cell>
          <table:table-cell table:formula="of:=CONCATENATE(&quot;'&quot;; [.A48]; &quot;' =&gt; '&quot;; SUBSTITUTE([.A48]; &quot;.mov&quot;; &quot;.mp4&quot;); &quot;',&quot;)" office:value-type="string" office:string-value="'phylloc2.mov' =&gt; 'phylloc2.mp4'," calcext:value-type="string">
            <text:p>'phylloc2.mov' =&gt; 'phylloc2.mp4',</text:p>
          </table:table-cell>
        </table:table-row>
        <table:table-row table:style-name="ro1">
          <table:table-cell office:value-type="string" calcext:value-type="string">
            <text:p>passer_d.mov</text:p>
          </table:table-cell>
          <table:table-cell/>
          <table:table-cell table:formula="of:=CONCATENATE(&quot;'&quot;; [.A49]; &quot;' =&gt; '&quot;; SUBSTITUTE([.A49]; &quot;.mov&quot;; &quot;.mp3&quot;); &quot;',&quot;)" office:value-type="string" office:string-value="'passer_d.mov' =&gt; 'passer_d.mp3'," calcext:value-type="string">
            <text:p>'passer_d.mov' =&gt; 'passer_d.mp3',</text:p>
          </table:table-cell>
          <table:table-cell table:formula="of:=CONCATENATE(&quot;'&quot;; [.A49]; &quot;' =&gt; '&quot;; SUBSTITUTE([.A49]; &quot;.mov&quot;; &quot;.mp4&quot;); &quot;',&quot;)" office:value-type="string" office:string-value="'passer_d.mov' =&gt; 'passer_d.mp4'," calcext:value-type="string">
            <text:p>'passer_d.mov' =&gt; 'passer_d.mp4',</text:p>
          </table:table-cell>
        </table:table-row>
        <table:table-row table:style-name="ro1">
          <table:table-cell office:value-type="string" calcext:value-type="string">
            <text:p>fringill.mov</text:p>
          </table:table-cell>
          <table:table-cell/>
          <table:table-cell table:formula="of:=CONCATENATE(&quot;'&quot;; [.A50]; &quot;' =&gt; '&quot;; SUBSTITUTE([.A50]; &quot;.mov&quot;; &quot;.mp3&quot;); &quot;',&quot;)" office:value-type="string" office:string-value="'fringill.mov' =&gt; 'fringill.mp3'," calcext:value-type="string">
            <text:p>'fringill.mov' =&gt; 'fringill.mp3',</text:p>
          </table:table-cell>
          <table:table-cell table:formula="of:=CONCATENATE(&quot;'&quot;; [.A50]; &quot;' =&gt; '&quot;; SUBSTITUTE([.A50]; &quot;.mov&quot;; &quot;.mp4&quot;); &quot;',&quot;)" office:value-type="string" office:string-value="'fringill.mov' =&gt; 'fringill.mp4'," calcext:value-type="string">
            <text:p>'fringill.mov' =&gt; 'fringill.mp4',</text:p>
          </table:table-cell>
        </table:table-row>
        <table:table-row table:style-name="ro1">
          <table:table-cell office:value-type="string" calcext:value-type="string">
            <text:p>coracias.mov</text:p>
          </table:table-cell>
          <table:table-cell/>
          <table:table-cell table:formula="of:=CONCATENATE(&quot;'&quot;; [.A51]; &quot;' =&gt; '&quot;; SUBSTITUTE([.A51]; &quot;.mov&quot;; &quot;.mp3&quot;); &quot;',&quot;)" office:value-type="string" office:string-value="'coracias.mov' =&gt; 'coracias.mp3'," calcext:value-type="string">
            <text:p>'coracias.mov' =&gt; 'coracias.mp3',</text:p>
          </table:table-cell>
          <table:table-cell table:formula="of:=CONCATENATE(&quot;'&quot;; [.A51]; &quot;' =&gt; '&quot;; SUBSTITUTE([.A51]; &quot;.mov&quot;; &quot;.mp4&quot;); &quot;',&quot;)" office:value-type="string" office:string-value="'coracias.mov' =&gt; 'coracias.mp4'," calcext:value-type="string">
            <text:p>'coracias.mov' =&gt; 'coracias.mp4',</text:p>
          </table:table-cell>
        </table:table-row>
        <table:table-row table:style-name="ro1">
          <table:table-cell office:value-type="string" calcext:value-type="string">
            <text:p>phalaco2.mov</text:p>
          </table:table-cell>
          <table:table-cell/>
          <table:table-cell table:formula="of:=CONCATENATE(&quot;'&quot;; [.A52]; &quot;' =&gt; '&quot;; SUBSTITUTE([.A52]; &quot;.mov&quot;; &quot;.mp3&quot;); &quot;',&quot;)" office:value-type="string" office:string-value="'phalaco2.mov' =&gt; 'phalaco2.mp3'," calcext:value-type="string">
            <text:p>'phalaco2.mov' =&gt; 'phalaco2.mp3',</text:p>
          </table:table-cell>
          <table:table-cell table:formula="of:=CONCATENATE(&quot;'&quot;; [.A52]; &quot;' =&gt; '&quot;; SUBSTITUTE([.A52]; &quot;.mov&quot;; &quot;.mp4&quot;); &quot;',&quot;)" office:value-type="string" office:string-value="'phalaco2.mov' =&gt; 'phalaco2.mp4'," calcext:value-type="string">
            <text:p>'phalaco2.mov' =&gt; 'phalaco2.mp4',</text:p>
          </table:table-cell>
        </table:table-row>
        <table:table-row table:style-name="ro1">
          <table:table-cell office:value-type="string" calcext:value-type="string">
            <text:p>glareola.mov</text:p>
          </table:table-cell>
          <table:table-cell/>
          <table:table-cell table:formula="of:=CONCATENATE(&quot;'&quot;; [.A53]; &quot;' =&gt; '&quot;; SUBSTITUTE([.A53]; &quot;.mov&quot;; &quot;.mp3&quot;); &quot;',&quot;)" office:value-type="string" office:string-value="'glareola.mov' =&gt; 'glareola.mp3'," calcext:value-type="string">
            <text:p>'glareola.mov' =&gt; 'glareola.mp3',</text:p>
          </table:table-cell>
          <table:table-cell table:formula="of:=CONCATENATE(&quot;'&quot;; [.A53]; &quot;' =&gt; '&quot;; SUBSTITUTE([.A53]; &quot;.mov&quot;; &quot;.mp4&quot;); &quot;',&quot;)" office:value-type="string" office:string-value="'glareola.mov' =&gt; 'glareola.mp4'," calcext:value-type="string">
            <text:p>'glareola.mov' =&gt; 'glareola.mp4',</text:p>
          </table:table-cell>
        </table:table-row>
        <table:table-row table:style-name="ro1">
          <table:table-cell office:value-type="string" calcext:value-type="string">
            <text:p>scolopax.mov</text:p>
          </table:table-cell>
          <table:table-cell/>
          <table:table-cell table:formula="of:=CONCATENATE(&quot;'&quot;; [.A54]; &quot;' =&gt; '&quot;; SUBSTITUTE([.A54]; &quot;.mov&quot;; &quot;.mp3&quot;); &quot;',&quot;)" office:value-type="string" office:string-value="'scolopax.mov' =&gt; 'scolopax.mp3'," calcext:value-type="string">
            <text:p>'scolopax.mov' =&gt; 'scolopax.mp3',</text:p>
          </table:table-cell>
          <table:table-cell table:formula="of:=CONCATENATE(&quot;'&quot;; [.A54]; &quot;' =&gt; '&quot;; SUBSTITUTE([.A54]; &quot;.mov&quot;; &quot;.mp4&quot;); &quot;',&quot;)" office:value-type="string" office:string-value="'scolopax.mov' =&gt; 'scolopax.mp4'," calcext:value-type="string">
            <text:p>'scolopax.mov' =&gt; 'scolopax.mp4',</text:p>
          </table:table-cell>
        </table:table-row>
        <table:table-row table:style-name="ro1">
          <table:table-cell office:value-type="string" calcext:value-type="string">
            <text:p>egretta.mov</text:p>
          </table:table-cell>
          <table:table-cell/>
          <table:table-cell table:formula="of:=CONCATENATE(&quot;'&quot;; [.A55]; &quot;' =&gt; '&quot;; SUBSTITUTE([.A55]; &quot;.mov&quot;; &quot;.mp3&quot;); &quot;',&quot;)" office:value-type="string" office:string-value="'egretta.mov' =&gt; 'egretta.mp3'," calcext:value-type="string">
            <text:p>'egretta.mov' =&gt; 'egretta.mp3',</text:p>
          </table:table-cell>
          <table:table-cell table:formula="of:=CONCATENATE(&quot;'&quot;; [.A55]; &quot;' =&gt; '&quot;; SUBSTITUTE([.A55]; &quot;.mov&quot;; &quot;.mp4&quot;); &quot;',&quot;)" office:value-type="string" office:string-value="'egretta.mov' =&gt; 'egretta.mp4'," calcext:value-type="string">
            <text:p>'egretta.mov' =&gt; 'egretta.mp4',</text:p>
          </table:table-cell>
        </table:table-row>
        <table:table-row table:style-name="ro1">
          <table:table-cell office:value-type="string" calcext:value-type="string">
            <text:p>caprimul.mov</text:p>
          </table:table-cell>
          <table:table-cell/>
          <table:table-cell table:formula="of:=CONCATENATE(&quot;'&quot;; [.A56]; &quot;' =&gt; '&quot;; SUBSTITUTE([.A56]; &quot;.mov&quot;; &quot;.mp3&quot;); &quot;',&quot;)" office:value-type="string" office:string-value="'caprimul.mov' =&gt; 'caprimul.mp3'," calcext:value-type="string">
            <text:p>'caprimul.mov' =&gt; 'caprimul.mp3',</text:p>
          </table:table-cell>
          <table:table-cell table:formula="of:=CONCATENATE(&quot;'&quot;; [.A56]; &quot;' =&gt; '&quot;; SUBSTITUTE([.A56]; &quot;.mov&quot;; &quot;.mp4&quot;); &quot;',&quot;)" office:value-type="string" office:string-value="'caprimul.mov' =&gt; 'caprimul.mp4'," calcext:value-type="string">
            <text:p>'caprimul.mov' =&gt; 'caprimul.mp4',</text:p>
          </table:table-cell>
        </table:table-row>
        <table:table-row table:style-name="ro1">
          <table:table-cell office:value-type="string" calcext:value-type="string">
            <text:p>falco_ve.mov</text:p>
          </table:table-cell>
          <table:table-cell/>
          <table:table-cell table:formula="of:=CONCATENATE(&quot;'&quot;; [.A57]; &quot;' =&gt; '&quot;; SUBSTITUTE([.A57]; &quot;.mov&quot;; &quot;.mp3&quot;); &quot;',&quot;)" office:value-type="string" office:string-value="'falco_ve.mov' =&gt; 'falco_ve.mp3'," calcext:value-type="string">
            <text:p>'falco_ve.mov' =&gt; 'falco_ve.mp3',</text:p>
          </table:table-cell>
          <table:table-cell table:formula="of:=CONCATENATE(&quot;'&quot;; [.A57]; &quot;' =&gt; '&quot;; SUBSTITUTE([.A57]; &quot;.mov&quot;; &quot;.mp4&quot;); &quot;',&quot;)" office:value-type="string" office:string-value="'falco_ve.mov' =&gt; 'falco_ve.mp4'," calcext:value-type="string">
            <text:p>'falco_ve.mov' =&gt; 'falco_ve.mp4',</text:p>
          </table:table-cell>
        </table:table-row>
        <table:table-row table:style-name="ro1">
          <table:table-cell office:value-type="string" calcext:value-type="string">
            <text:p>sylvia_b.mov</text:p>
          </table:table-cell>
          <table:table-cell/>
          <table:table-cell table:formula="of:=CONCATENATE(&quot;'&quot;; [.A58]; &quot;' =&gt; '&quot;; SUBSTITUTE([.A58]; &quot;.mov&quot;; &quot;.mp3&quot;); &quot;',&quot;)" office:value-type="string" office:string-value="'sylvia_b.mov' =&gt; 'sylvia_b.mp3'," calcext:value-type="string">
            <text:p>'sylvia_b.mov' =&gt; 'sylvia_b.mp3',</text:p>
          </table:table-cell>
          <table:table-cell table:formula="of:=CONCATENATE(&quot;'&quot;; [.A58]; &quot;' =&gt; '&quot;; SUBSTITUTE([.A58]; &quot;.mov&quot;; &quot;.mp4&quot;); &quot;',&quot;)" office:value-type="string" office:string-value="'sylvia_b.mov' =&gt; 'sylvia_b.mp4'," calcext:value-type="string">
            <text:p>'sylvia_b.mov' =&gt; 'sylvia_b.mp4',</text:p>
          </table:table-cell>
        </table:table-row>
        <table:table-row table:style-name="ro1">
          <table:table-cell office:value-type="string" calcext:value-type="string">
            <text:p>haematop.mov</text:p>
          </table:table-cell>
          <table:table-cell/>
          <table:table-cell table:formula="of:=CONCATENATE(&quot;'&quot;; [.A59]; &quot;' =&gt; '&quot;; SUBSTITUTE([.A59]; &quot;.mov&quot;; &quot;.mp3&quot;); &quot;',&quot;)" office:value-type="string" office:string-value="'haematop.mov' =&gt; 'haematop.mp3'," calcext:value-type="string">
            <text:p>'haematop.mov' =&gt; 'haematop.mp3',</text:p>
          </table:table-cell>
          <table:table-cell table:formula="of:=CONCATENATE(&quot;'&quot;; [.A59]; &quot;' =&gt; '&quot;; SUBSTITUTE([.A59]; &quot;.mov&quot;; &quot;.mp4&quot;); &quot;',&quot;)" office:value-type="string" office:string-value="'haematop.mov' =&gt; 'haematop.mp4'," calcext:value-type="string">
            <text:p>'haematop.mov' =&gt; 'haematop.mp4',</text:p>
          </table:table-cell>
        </table:table-row>
        <table:table-row table:style-name="ro1">
          <table:table-cell office:value-type="string" calcext:value-type="string">
            <text:p>accipie3.mov</text:p>
          </table:table-cell>
          <table:table-cell/>
          <table:table-cell table:formula="of:=CONCATENATE(&quot;'&quot;; [.A60]; &quot;' =&gt; '&quot;; SUBSTITUTE([.A60]; &quot;.mov&quot;; &quot;.mp3&quot;); &quot;',&quot;)" office:value-type="string" office:string-value="'accipie3.mov' =&gt; 'accipie3.mp3'," calcext:value-type="string">
            <text:p>'accipie3.mov' =&gt; 'accipie3.mp3',</text:p>
          </table:table-cell>
          <table:table-cell table:formula="of:=CONCATENATE(&quot;'&quot;; [.A60]; &quot;' =&gt; '&quot;; SUBSTITUTE([.A60]; &quot;.mov&quot;; &quot;.mp4&quot;); &quot;',&quot;)" office:value-type="string" office:string-value="'accipie3.mov' =&gt; 'accipie3.mp4'," calcext:value-type="string">
            <text:p>'accipie3.mov' =&gt; 'accipie3.mp4',</text:p>
          </table:table-cell>
        </table:table-row>
        <table:table-row table:style-name="ro1">
          <table:table-cell office:value-type="string" calcext:value-type="string">
            <text:p>anas_cly.mov</text:p>
          </table:table-cell>
          <table:table-cell/>
          <table:table-cell table:formula="of:=CONCATENATE(&quot;'&quot;; [.A61]; &quot;' =&gt; '&quot;; SUBSTITUTE([.A61]; &quot;.mov&quot;; &quot;.mp3&quot;); &quot;',&quot;)" office:value-type="string" office:string-value="'anas_cly.mov' =&gt; 'anas_cly.mp3'," calcext:value-type="string">
            <text:p>'anas_cly.mov' =&gt; 'anas_cly.mp3',</text:p>
          </table:table-cell>
          <table:table-cell table:formula="of:=CONCATENATE(&quot;'&quot;; [.A61]; &quot;' =&gt; '&quot;; SUBSTITUTE([.A61]; &quot;.mov&quot;; &quot;.mp4&quot;); &quot;',&quot;)" office:value-type="string" office:string-value="'anas_cly.mov' =&gt; 'anas_cly.mp4'," calcext:value-type="string">
            <text:p>'anas_cly.mov' =&gt; 'anas_cly.mp4',</text:p>
          </table:table-cell>
        </table:table-row>
        <table:table-row table:style-name="ro1">
          <table:table-cell office:value-type="string" calcext:value-type="string">
            <text:p>phoenico.mov</text:p>
          </table:table-cell>
          <table:table-cell/>
          <table:table-cell table:formula="of:=CONCATENATE(&quot;'&quot;; [.A62]; &quot;' =&gt; '&quot;; SUBSTITUTE([.A62]; &quot;.mov&quot;; &quot;.mp3&quot;); &quot;',&quot;)" office:value-type="string" office:string-value="'phoenico.mov' =&gt; 'phoenico.mp3'," calcext:value-type="string">
            <text:p>'phoenico.mov' =&gt; 'phoenico.mp3',</text:p>
          </table:table-cell>
          <table:table-cell table:formula="of:=CONCATENATE(&quot;'&quot;; [.A62]; &quot;' =&gt; '&quot;; SUBSTITUTE([.A62]; &quot;.mov&quot;; &quot;.mp4&quot;); &quot;',&quot;)" office:value-type="string" office:string-value="'phoenico.mov' =&gt; 'phoenico.mp4'," calcext:value-type="string">
            <text:p>'phoenico.mov' =&gt; 'phoenico.mp4',</text:p>
          </table:table-cell>
        </table:table-row>
        <table:table-row table:style-name="ro1">
          <table:table-cell office:value-type="string" calcext:value-type="string">
            <text:p>ciconia2.mov</text:p>
          </table:table-cell>
          <table:table-cell/>
          <table:table-cell table:formula="of:=CONCATENATE(&quot;'&quot;; [.A63]; &quot;' =&gt; '&quot;; SUBSTITUTE([.A63]; &quot;.mov&quot;; &quot;.mp3&quot;); &quot;',&quot;)" office:value-type="string" office:string-value="'ciconia2.mov' =&gt; 'ciconia2.mp3'," calcext:value-type="string">
            <text:p>'ciconia2.mov' =&gt; 'ciconia2.mp3',</text:p>
          </table:table-cell>
          <table:table-cell table:formula="of:=CONCATENATE(&quot;'&quot;; [.A63]; &quot;' =&gt; '&quot;; SUBSTITUTE([.A63]; &quot;.mov&quot;; &quot;.mp4&quot;); &quot;',&quot;)" office:value-type="string" office:string-value="'ciconia2.mov' =&gt; 'ciconia2.mp4'," calcext:value-type="string">
            <text:p>'ciconia2.mov' =&gt; 'ciconia2.mp4',</text:p>
          </table:table-cell>
        </table:table-row>
        <table:table-row table:style-name="ro1">
          <table:table-cell office:value-type="string" calcext:value-type="string">
            <text:p>accipite.mov</text:p>
          </table:table-cell>
          <table:table-cell/>
          <table:table-cell table:formula="of:=CONCATENATE(&quot;'&quot;; [.A64]; &quot;' =&gt; '&quot;; SUBSTITUTE([.A64]; &quot;.mov&quot;; &quot;.mp3&quot;); &quot;',&quot;)" office:value-type="string" office:string-value="'accipite.mov' =&gt; 'accipite.mp3'," calcext:value-type="string">
            <text:p>'accipite.mov' =&gt; 'accipite.mp3',</text:p>
          </table:table-cell>
          <table:table-cell table:formula="of:=CONCATENATE(&quot;'&quot;; [.A64]; &quot;' =&gt; '&quot;; SUBSTITUTE([.A64]; &quot;.mov&quot;; &quot;.mp4&quot;); &quot;',&quot;)" office:value-type="string" office:string-value="'accipite.mov' =&gt; 'accipite.mp4'," calcext:value-type="string">
            <text:p>'accipite.mov' =&gt; 'accipite.mp4',</text:p>
          </table:table-cell>
        </table:table-row>
        <table:table-row table:style-name="ro1">
          <table:table-cell office:value-type="string" calcext:value-type="string">
            <text:p>gyps_ful.mov</text:p>
          </table:table-cell>
          <table:table-cell/>
          <table:table-cell table:formula="of:=CONCATENATE(&quot;'&quot;; [.A65]; &quot;' =&gt; '&quot;; SUBSTITUTE([.A65]; &quot;.mov&quot;; &quot;.mp3&quot;); &quot;',&quot;)" office:value-type="string" office:string-value="'gyps_ful.mov' =&gt; 'gyps_ful.mp3'," calcext:value-type="string">
            <text:p>'gyps_ful.mov' =&gt; 'gyps_ful.mp3',</text:p>
          </table:table-cell>
          <table:table-cell table:formula="of:=CONCATENATE(&quot;'&quot;; [.A65]; &quot;' =&gt; '&quot;; SUBSTITUTE([.A65]; &quot;.mov&quot;; &quot;.mp4&quot;); &quot;',&quot;)" office:value-type="string" office:string-value="'gyps_ful.mov' =&gt; 'gyps_ful.mp4'," calcext:value-type="string">
            <text:p>'gyps_ful.mov' =&gt; 'gyps_ful.mp4',</text:p>
          </table:table-cell>
        </table:table-row>
        <table:table-row table:style-name="ro1">
          <table:table-cell office:value-type="string" calcext:value-type="string">
            <text:p>tetrao_t.mov</text:p>
          </table:table-cell>
          <table:table-cell/>
          <table:table-cell table:formula="of:=CONCATENATE(&quot;'&quot;; [.A66]; &quot;' =&gt; '&quot;; SUBSTITUTE([.A66]; &quot;.mov&quot;; &quot;.mp3&quot;); &quot;',&quot;)" office:value-type="string" office:string-value="'tetrao_t.mov' =&gt; 'tetrao_t.mp3'," calcext:value-type="string">
            <text:p>'tetrao_t.mov' =&gt; 'tetrao_t.mp3',</text:p>
          </table:table-cell>
          <table:table-cell table:formula="of:=CONCATENATE(&quot;'&quot;; [.A66]; &quot;' =&gt; '&quot;; SUBSTITUTE([.A66]; &quot;.mov&quot;; &quot;.mp4&quot;); &quot;',&quot;)" office:value-type="string" office:string-value="'tetrao_t.mov' =&gt; 'tetrao_t.mp4'," calcext:value-type="string">
            <text:p>'tetrao_t.mov' =&gt; 'tetrao_t.mp4',</text:p>
          </table:table-cell>
        </table:table-row>
        <table:table-row table:style-name="ro1">
          <table:table-cell office:value-type="string" calcext:value-type="string">
            <text:p>phyllosc.mov</text:p>
          </table:table-cell>
          <table:table-cell/>
          <table:table-cell table:formula="of:=CONCATENATE(&quot;'&quot;; [.A67]; &quot;' =&gt; '&quot;; SUBSTITUTE([.A67]; &quot;.mov&quot;; &quot;.mp3&quot;); &quot;',&quot;)" office:value-type="string" office:string-value="'phyllosc.mov' =&gt; 'phyllosc.mp3'," calcext:value-type="string">
            <text:p>'phyllosc.mov' =&gt; 'phyllosc.mp3',</text:p>
          </table:table-cell>
          <table:table-cell table:formula="of:=CONCATENATE(&quot;'&quot;; [.A67]; &quot;' =&gt; '&quot;; SUBSTITUTE([.A67]; &quot;.mov&quot;; &quot;.mp4&quot;); &quot;',&quot;)" office:value-type="string" office:string-value="'phyllosc.mov' =&gt; 'phyllosc.mp4'," calcext:value-type="string">
            <text:p>'phyllosc.mov' =&gt; 'phyllosc.mp4',</text:p>
          </table:table-cell>
        </table:table-row>
        <table:table-row table:style-name="ro1">
          <table:table-cell office:value-type="string" calcext:value-type="string">
            <text:p>marmaron.mov</text:p>
          </table:table-cell>
          <table:table-cell/>
          <table:table-cell table:formula="of:=CONCATENATE(&quot;'&quot;; [.A68]; &quot;' =&gt; '&quot;; SUBSTITUTE([.A68]; &quot;.mov&quot;; &quot;.mp3&quot;); &quot;',&quot;)" office:value-type="string" office:string-value="'marmaron.mov' =&gt; 'marmaron.mp3'," calcext:value-type="string">
            <text:p>'marmaron.mov' =&gt; 'marmaron.mp3',</text:p>
          </table:table-cell>
          <table:table-cell table:formula="of:=CONCATENATE(&quot;'&quot;; [.A68]; &quot;' =&gt; '&quot;; SUBSTITUTE([.A68]; &quot;.mov&quot;; &quot;.mp4&quot;); &quot;',&quot;)" office:value-type="string" office:string-value="'marmaron.mov' =&gt; 'marmaron.mp4'," calcext:value-type="string">
            <text:p>'marmaron.mov' =&gt; 'marmaron.mp4',</text:p>
          </table:table-cell>
        </table:table-row>
        <table:table-row table:style-name="ro1">
          <table:table-cell office:value-type="string" calcext:value-type="string">
            <text:p>sterna_h.mov</text:p>
          </table:table-cell>
          <table:table-cell/>
          <table:table-cell table:formula="of:=CONCATENATE(&quot;'&quot;; [.A69]; &quot;' =&gt; '&quot;; SUBSTITUTE([.A69]; &quot;.mov&quot;; &quot;.mp3&quot;); &quot;',&quot;)" office:value-type="string" office:string-value="'sterna_h.mov' =&gt; 'sterna_h.mp3'," calcext:value-type="string">
            <text:p>'sterna_h.mov' =&gt; 'sterna_h.mp3',</text:p>
          </table:table-cell>
          <table:table-cell table:formula="of:=CONCATENATE(&quot;'&quot;; [.A69]; &quot;' =&gt; '&quot;; SUBSTITUTE([.A69]; &quot;.mov&quot;; &quot;.mp4&quot;); &quot;',&quot;)" office:value-type="string" office:string-value="'sterna_h.mov' =&gt; 'sterna_h.mp4'," calcext:value-type="string">
            <text:p>'sterna_h.mov' =&gt; 'sterna_h.mp4',</text:p>
          </table:table-cell>
        </table:table-row>
        <table:table-row table:style-name="ro1">
          <table:table-cell office:value-type="string" calcext:value-type="string">
            <text:p>crex_cre.mov</text:p>
          </table:table-cell>
          <table:table-cell/>
          <table:table-cell table:formula="of:=CONCATENATE(&quot;'&quot;; [.A70]; &quot;' =&gt; '&quot;; SUBSTITUTE([.A70]; &quot;.mov&quot;; &quot;.mp3&quot;); &quot;',&quot;)" office:value-type="string" office:string-value="'crex_cre.mov' =&gt; 'crex_cre.mp3'," calcext:value-type="string">
            <text:p>'crex_cre.mov' =&gt; 'crex_cre.mp3',</text:p>
          </table:table-cell>
          <table:table-cell table:formula="of:=CONCATENATE(&quot;'&quot;; [.A70]; &quot;' =&gt; '&quot;; SUBSTITUTE([.A70]; &quot;.mov&quot;; &quot;.mp4&quot;); &quot;',&quot;)" office:value-type="string" office:string-value="'crex_cre.mov' =&gt; 'crex_cre.mp4'," calcext:value-type="string">
            <text:p>'crex_cre.mov' =&gt; 'crex_cre.mp4',</text:p>
          </table:table-cell>
        </table:table-row>
        <table:table-row table:style-name="ro1">
          <table:table-cell office:value-type="string" calcext:value-type="string">
            <text:p>buteo_ru.mov</text:p>
          </table:table-cell>
          <table:table-cell/>
          <table:table-cell table:formula="of:=CONCATENATE(&quot;'&quot;; [.A71]; &quot;' =&gt; '&quot;; SUBSTITUTE([.A71]; &quot;.mov&quot;; &quot;.mp3&quot;); &quot;',&quot;)" office:value-type="string" office:string-value="'buteo_ru.mov' =&gt; 'buteo_ru.mp3'," calcext:value-type="string">
            <text:p>'buteo_ru.mov' =&gt; 'buteo_ru.mp3',</text:p>
          </table:table-cell>
          <table:table-cell table:formula="of:=CONCATENATE(&quot;'&quot;; [.A71]; &quot;' =&gt; '&quot;; SUBSTITUTE([.A71]; &quot;.mov&quot;; &quot;.mp4&quot;); &quot;',&quot;)" office:value-type="string" office:string-value="'buteo_ru.mov' =&gt; 'buteo_ru.mp4'," calcext:value-type="string">
            <text:p>'buteo_ru.mov' =&gt; 'buteo_ru.mp4',</text:p>
          </table:table-cell>
        </table:table-row>
        <table:table-row table:style-name="ro1">
          <table:table-cell office:value-type="string" calcext:value-type="string">
            <text:p>charadri.mov</text:p>
          </table:table-cell>
          <table:table-cell/>
          <table:table-cell table:formula="of:=CONCATENATE(&quot;'&quot;; [.A72]; &quot;' =&gt; '&quot;; SUBSTITUTE([.A72]; &quot;.mov&quot;; &quot;.mp3&quot;); &quot;',&quot;)" office:value-type="string" office:string-value="'charadri.mov' =&gt; 'charadri.mp3'," calcext:value-type="string">
            <text:p>'charadri.mov' =&gt; 'charadri.mp3',</text:p>
          </table:table-cell>
          <table:table-cell table:formula="of:=CONCATENATE(&quot;'&quot;; [.A72]; &quot;' =&gt; '&quot;; SUBSTITUTE([.A72]; &quot;.mov&quot;; &quot;.mp4&quot;); &quot;',&quot;)" office:value-type="string" office:string-value="'charadri.mov' =&gt; 'charadri.mp4'," calcext:value-type="string">
            <text:p>'charadri.mov' =&gt; 'charadri.mp4',</text:p>
          </table:table-cell>
        </table:table-row>
        <table:table-row table:style-name="ro1">
          <table:table-cell office:value-type="string" calcext:value-type="string">
            <text:p>larus_ca.mov</text:p>
          </table:table-cell>
          <table:table-cell/>
          <table:table-cell table:formula="of:=CONCATENATE(&quot;'&quot;; [.A73]; &quot;' =&gt; '&quot;; SUBSTITUTE([.A73]; &quot;.mov&quot;; &quot;.mp3&quot;); &quot;',&quot;)" office:value-type="string" office:string-value="'larus_ca.mov' =&gt; 'larus_ca.mp3'," calcext:value-type="string">
            <text:p>'larus_ca.mov' =&gt; 'larus_ca.mp3',</text:p>
          </table:table-cell>
          <table:table-cell table:formula="of:=CONCATENATE(&quot;'&quot;; [.A73]; &quot;' =&gt; '&quot;; SUBSTITUTE([.A73]; &quot;.mov&quot;; &quot;.mp4&quot;); &quot;',&quot;)" office:value-type="string" office:string-value="'larus_ca.mov' =&gt; 'larus_ca.mp4'," calcext:value-type="string">
            <text:p>'larus_ca.mov' =&gt; 'larus_ca.mp4',</text:p>
          </table:table-cell>
        </table:table-row>
        <table:table-row table:style-name="ro1">
          <table:table-cell office:value-type="string" calcext:value-type="string">
            <text:p>fulica_a.mov</text:p>
          </table:table-cell>
          <table:table-cell/>
          <table:table-cell table:formula="of:=CONCATENATE(&quot;'&quot;; [.A74]; &quot;' =&gt; '&quot;; SUBSTITUTE([.A74]; &quot;.mov&quot;; &quot;.mp3&quot;); &quot;',&quot;)" office:value-type="string" office:string-value="'fulica_a.mov' =&gt; 'fulica_a.mp3'," calcext:value-type="string">
            <text:p>'fulica_a.mov' =&gt; 'fulica_a.mp3',</text:p>
          </table:table-cell>
          <table:table-cell table:formula="of:=CONCATENATE(&quot;'&quot;; [.A74]; &quot;' =&gt; '&quot;; SUBSTITUTE([.A74]; &quot;.mov&quot;; &quot;.mp4&quot;); &quot;',&quot;)" office:value-type="string" office:string-value="'fulica_a.mov' =&gt; 'fulica_a.mp4'," calcext:value-type="string">
            <text:p>'fulica_a.mov' =&gt; 'fulica_a.mp4',</text:p>
          </table:table-cell>
        </table:table-row>
        <table:table-row table:style-name="ro1">
          <table:table-cell office:value-type="string" calcext:value-type="string">
            <text:p>perdix_p.mov</text:p>
          </table:table-cell>
          <table:table-cell/>
          <table:table-cell table:formula="of:=CONCATENATE(&quot;'&quot;; [.A75]; &quot;' =&gt; '&quot;; SUBSTITUTE([.A75]; &quot;.mov&quot;; &quot;.mp3&quot;); &quot;',&quot;)" office:value-type="string" office:string-value="'perdix_p.mov' =&gt; 'perdix_p.mp3'," calcext:value-type="string">
            <text:p>'perdix_p.mov' =&gt; 'perdix_p.mp3',</text:p>
          </table:table-cell>
          <table:table-cell table:formula="of:=CONCATENATE(&quot;'&quot;; [.A75]; &quot;' =&gt; '&quot;; SUBSTITUTE([.A75]; &quot;.mov&quot;; &quot;.mp4&quot;); &quot;',&quot;)" office:value-type="string" office:string-value="'perdix_p.mov' =&gt; 'perdix_p.mp4'," calcext:value-type="string">
            <text:p>'perdix_p.mov' =&gt; 'perdix_p.mp4',</text:p>
          </table:table-cell>
        </table:table-row>
        <table:table-row table:style-name="ro1">
          <table:table-cell office:value-type="string" calcext:value-type="string">
            <text:p>anas_acu.mov</text:p>
          </table:table-cell>
          <table:table-cell/>
          <table:table-cell table:formula="of:=CONCATENATE(&quot;'&quot;; [.A76]; &quot;' =&gt; '&quot;; SUBSTITUTE([.A76]; &quot;.mov&quot;; &quot;.mp3&quot;); &quot;',&quot;)" office:value-type="string" office:string-value="'anas_acu.mov' =&gt; 'anas_acu.mp3'," calcext:value-type="string">
            <text:p>'anas_acu.mov' =&gt; 'anas_acu.mp3',</text:p>
          </table:table-cell>
          <table:table-cell table:formula="of:=CONCATENATE(&quot;'&quot;; [.A76]; &quot;' =&gt; '&quot;; SUBSTITUTE([.A76]; &quot;.mov&quot;; &quot;.mp4&quot;); &quot;',&quot;)" office:value-type="string" office:string-value="'anas_acu.mov' =&gt; 'anas_acu.mp4'," calcext:value-type="string">
            <text:p>'anas_acu.mov' =&gt; 'anas_acu.mp4',</text:p>
          </table:table-cell>
        </table:table-row>
        <table:table-row table:style-name="ro1">
          <table:table-cell office:value-type="string" calcext:value-type="string">
            <text:p>circus_a.mov</text:p>
          </table:table-cell>
          <table:table-cell/>
          <table:table-cell table:formula="of:=CONCATENATE(&quot;'&quot;; [.A77]; &quot;' =&gt; '&quot;; SUBSTITUTE([.A77]; &quot;.mov&quot;; &quot;.mp3&quot;); &quot;',&quot;)" office:value-type="string" office:string-value="'circus_a.mov' =&gt; 'circus_a.mp3'," calcext:value-type="string">
            <text:p>'circus_a.mov' =&gt; 'circus_a.mp3',</text:p>
          </table:table-cell>
          <table:table-cell table:formula="of:=CONCATENATE(&quot;'&quot;; [.A77]; &quot;' =&gt; '&quot;; SUBSTITUTE([.A77]; &quot;.mov&quot;; &quot;.mp4&quot;); &quot;',&quot;)" office:value-type="string" office:string-value="'circus_a.mov' =&gt; 'circus_a.mp4'," calcext:value-type="string">
            <text:p>'circus_a.mov' =&gt; 'circus_a.mp4',</text:p>
          </table:table-cell>
        </table:table-row>
        <table:table-row table:style-name="ro1">
          <table:table-cell office:value-type="string" calcext:value-type="string">
            <text:p>netta_ru.mov</text:p>
          </table:table-cell>
          <table:table-cell/>
          <table:table-cell table:formula="of:=CONCATENATE(&quot;'&quot;; [.A78]; &quot;' =&gt; '&quot;; SUBSTITUTE([.A78]; &quot;.mov&quot;; &quot;.mp3&quot;); &quot;',&quot;)" office:value-type="string" office:string-value="'netta_ru.mov' =&gt; 'netta_ru.mp3'," calcext:value-type="string">
            <text:p>'netta_ru.mov' =&gt; 'netta_ru.mp3',</text:p>
          </table:table-cell>
          <table:table-cell table:formula="of:=CONCATENATE(&quot;'&quot;; [.A78]; &quot;' =&gt; '&quot;; SUBSTITUTE([.A78]; &quot;.mov&quot;; &quot;.mp4&quot;); &quot;',&quot;)" office:value-type="string" office:string-value="'netta_ru.mov' =&gt; 'netta_ru.mp4'," calcext:value-type="string">
            <text:p>'netta_ru.mov' =&gt; 'netta_ru.mp4',</text:p>
          </table:table-cell>
        </table:table-row>
        <table:table-row table:style-name="ro1">
          <table:table-cell office:value-type="string" calcext:value-type="string">
            <text:p>streptop.mov</text:p>
          </table:table-cell>
          <table:table-cell/>
          <table:table-cell table:formula="of:=CONCATENATE(&quot;'&quot;; [.A79]; &quot;' =&gt; '&quot;; SUBSTITUTE([.A79]; &quot;.mov&quot;; &quot;.mp3&quot;); &quot;',&quot;)" office:value-type="string" office:string-value="'streptop.mov' =&gt; 'streptop.mp3'," calcext:value-type="string">
            <text:p>'streptop.mov' =&gt; 'streptop.mp3',</text:p>
          </table:table-cell>
          <table:table-cell table:formula="of:=CONCATENATE(&quot;'&quot;; [.A79]; &quot;' =&gt; '&quot;; SUBSTITUTE([.A79]; &quot;.mov&quot;; &quot;.mp4&quot;); &quot;',&quot;)" office:value-type="string" office:string-value="'streptop.mov' =&gt; 'streptop.mp4'," calcext:value-type="string">
            <text:p>'streptop.mov' =&gt; 'streptop.mp4',</text:p>
          </table:table-cell>
        </table:table-row>
        <table:table-row table:style-name="ro1">
          <table:table-cell office:value-type="string" calcext:value-type="string">
            <text:p>alectori.mov</text:p>
          </table:table-cell>
          <table:table-cell/>
          <table:table-cell table:formula="of:=CONCATENATE(&quot;'&quot;; [.A80]; &quot;' =&gt; '&quot;; SUBSTITUTE([.A80]; &quot;.mov&quot;; &quot;.mp3&quot;); &quot;',&quot;)" office:value-type="string" office:string-value="'alectori.mov' =&gt; 'alectori.mp3'," calcext:value-type="string">
            <text:p>'alectori.mov' =&gt; 'alectori.mp3',</text:p>
          </table:table-cell>
          <table:table-cell table:formula="of:=CONCATENATE(&quot;'&quot;; [.A80]; &quot;' =&gt; '&quot;; SUBSTITUTE([.A80]; &quot;.mov&quot;; &quot;.mp4&quot;); &quot;',&quot;)" office:value-type="string" office:string-value="'alectori.mov' =&gt; 'alectori.mp4'," calcext:value-type="string">
            <text:p>'alectori.mov' =&gt; 'alectori.mp4',</text:p>
          </table:table-cell>
        </table:table-row>
        <table:table-row table:style-name="ro1">
          <table:table-cell office:value-type="string" calcext:value-type="string">
            <text:p>phoenicu.mov</text:p>
          </table:table-cell>
          <table:table-cell/>
          <table:table-cell table:formula="of:=CONCATENATE(&quot;'&quot;; [.A81]; &quot;' =&gt; '&quot;; SUBSTITUTE([.A81]; &quot;.mov&quot;; &quot;.mp3&quot;); &quot;',&quot;)" office:value-type="string" office:string-value="'phoenicu.mov' =&gt; 'phoenicu.mp3'," calcext:value-type="string">
            <text:p>'phoenicu.mov' =&gt; 'phoenicu.mp3',</text:p>
          </table:table-cell>
          <table:table-cell table:formula="of:=CONCATENATE(&quot;'&quot;; [.A81]; &quot;' =&gt; '&quot;; SUBSTITUTE([.A81]; &quot;.mov&quot;; &quot;.mp4&quot;); &quot;',&quot;)" office:value-type="string" office:string-value="'phoenicu.mov' =&gt; 'phoenicu.mp4'," calcext:value-type="string">
            <text:p>'phoenicu.mov' =&gt; 'phoenicu.mp4',</text:p>
          </table:table-cell>
        </table:table-row>
        <table:table-row table:style-name="ro1">
          <table:table-cell office:value-type="string" calcext:value-type="string">
            <text:p>cercotri.mov</text:p>
          </table:table-cell>
          <table:table-cell/>
          <table:table-cell table:formula="of:=CONCATENATE(&quot;'&quot;; [.A82]; &quot;' =&gt; '&quot;; SUBSTITUTE([.A82]; &quot;.mov&quot;; &quot;.mp3&quot;); &quot;',&quot;)" office:value-type="string" office:string-value="'cercotri.mov' =&gt; 'cercotri.mp3'," calcext:value-type="string">
            <text:p>'cercotri.mov' =&gt; 'cercotri.mp3',</text:p>
          </table:table-cell>
          <table:table-cell table:formula="of:=CONCATENATE(&quot;'&quot;; [.A82]; &quot;' =&gt; '&quot;; SUBSTITUTE([.A82]; &quot;.mov&quot;; &quot;.mp4&quot;); &quot;',&quot;)" office:value-type="string" office:string-value="'cercotri.mov' =&gt; 'cercotri.mp4'," calcext:value-type="string">
            <text:p>'cercotri.mov' =&gt; 'cercotri.mp4',</text:p>
          </table:table-cell>
        </table:table-row>
        <table:table-row table:style-name="ro1">
          <table:table-cell office:value-type="string" calcext:value-type="string">
            <text:p>pluviali.mov</text:p>
          </table:table-cell>
          <table:table-cell/>
          <table:table-cell table:formula="of:=CONCATENATE(&quot;'&quot;; [.A83]; &quot;' =&gt; '&quot;; SUBSTITUTE([.A83]; &quot;.mov&quot;; &quot;.mp3&quot;); &quot;',&quot;)" office:value-type="string" office:string-value="'pluviali.mov' =&gt; 'pluviali.mp3'," calcext:value-type="string">
            <text:p>'pluviali.mov' =&gt; 'pluviali.mp3',</text:p>
          </table:table-cell>
          <table:table-cell table:formula="of:=CONCATENATE(&quot;'&quot;; [.A83]; &quot;' =&gt; '&quot;; SUBSTITUTE([.A83]; &quot;.mov&quot;; &quot;.mp4&quot;); &quot;',&quot;)" office:value-type="string" office:string-value="'pluviali.mov' =&gt; 'pluviali.mp4'," calcext:value-type="string">
            <text:p>'pluviali.mov' =&gt; 'pluviali.mp4',</text:p>
          </table:table-cell>
        </table:table-row>
        <table:table-row table:style-name="ro1">
          <table:table-cell office:value-type="string" calcext:value-type="string">
            <text:p>circaetu.mov</text:p>
          </table:table-cell>
          <table:table-cell/>
          <table:table-cell table:formula="of:=CONCATENATE(&quot;'&quot;; [.A84]; &quot;' =&gt; '&quot;; SUBSTITUTE([.A84]; &quot;.mov&quot;; &quot;.mp3&quot;); &quot;',&quot;)" office:value-type="string" office:string-value="'circaetu.mov' =&gt; 'circaetu.mp3'," calcext:value-type="string">
            <text:p>'circaetu.mov' =&gt; 'circaetu.mp3',</text:p>
          </table:table-cell>
          <table:table-cell table:formula="of:=CONCATENATE(&quot;'&quot;; [.A84]; &quot;' =&gt; '&quot;; SUBSTITUTE([.A84]; &quot;.mov&quot;; &quot;.mp4&quot;); &quot;',&quot;)" office:value-type="string" office:string-value="'circaetu.mov' =&gt; 'circaetu.mp4'," calcext:value-type="string">
            <text:p>'circaetu.mov' =&gt; 'circaetu.mp4',</text:p>
          </table:table-cell>
        </table:table-row>
        <table:table-row table:style-name="ro1">
          <table:table-cell office:value-type="string" calcext:value-type="string">
            <text:p>hoplopte.mov</text:p>
          </table:table-cell>
          <table:table-cell/>
          <table:table-cell table:formula="of:=CONCATENATE(&quot;'&quot;; [.A85]; &quot;' =&gt; '&quot;; SUBSTITUTE([.A85]; &quot;.mov&quot;; &quot;.mp3&quot;); &quot;',&quot;)" office:value-type="string" office:string-value="'hoplopte.mov' =&gt; 'hoplopte.mp3'," calcext:value-type="string">
            <text:p>'hoplopte.mov' =&gt; 'hoplopte.mp3',</text:p>
          </table:table-cell>
          <table:table-cell table:formula="of:=CONCATENATE(&quot;'&quot;; [.A85]; &quot;' =&gt; '&quot;; SUBSTITUTE([.A85]; &quot;.mov&quot;; &quot;.mp4&quot;); &quot;',&quot;)" office:value-type="string" office:string-value="'hoplopte.mov' =&gt; 'hoplopte.mp4'," calcext:value-type="string">
            <text:p>'hoplopte.mov' =&gt; 'hoplopte.mp4',</text:p>
          </table:table-cell>
        </table:table-row>
        <table:table-row table:style-name="ro1">
          <table:table-cell office:value-type="string" calcext:value-type="string">
            <text:p>larus_ge.mov</text:p>
          </table:table-cell>
          <table:table-cell/>
          <table:table-cell table:formula="of:=CONCATENATE(&quot;'&quot;; [.A86]; &quot;' =&gt; '&quot;; SUBSTITUTE([.A86]; &quot;.mov&quot;; &quot;.mp3&quot;); &quot;',&quot;)" office:value-type="string" office:string-value="'larus_ge.mov' =&gt; 'larus_ge.mp3'," calcext:value-type="string">
            <text:p>'larus_ge.mov' =&gt; 'larus_ge.mp3',</text:p>
          </table:table-cell>
          <table:table-cell table:formula="of:=CONCATENATE(&quot;'&quot;; [.A86]; &quot;' =&gt; '&quot;; SUBSTITUTE([.A86]; &quot;.mov&quot;; &quot;.mp4&quot;); &quot;',&quot;)" office:value-type="string" office:string-value="'larus_ge.mov' =&gt; 'larus_ge.mp4'," calcext:value-type="string">
            <text:p>'larus_ge.mov' =&gt; 'larus_ge.mp4',</text:p>
          </table:table-cell>
        </table:table-row>
        <table:table-row table:style-name="ro1">
          <table:table-cell office:value-type="string" calcext:value-type="string">
            <text:p>charadi3.mov</text:p>
          </table:table-cell>
          <table:table-cell/>
          <table:table-cell table:formula="of:=CONCATENATE(&quot;'&quot;; [.A87]; &quot;' =&gt; '&quot;; SUBSTITUTE([.A87]; &quot;.mov&quot;; &quot;.mp3&quot;); &quot;',&quot;)" office:value-type="string" office:string-value="'charadi3.mov' =&gt; 'charadi3.mp3'," calcext:value-type="string">
            <text:p>'charadi3.mov' =&gt; 'charadi3.mp3',</text:p>
          </table:table-cell>
          <table:table-cell table:formula="of:=CONCATENATE(&quot;'&quot;; [.A87]; &quot;' =&gt; '&quot;; SUBSTITUTE([.A87]; &quot;.mov&quot;; &quot;.mp4&quot;); &quot;',&quot;)" office:value-type="string" office:string-value="'charadi3.mov' =&gt; 'charadi3.mp4'," calcext:value-type="string">
            <text:p>'charadi3.mov' =&gt; 'charadi3.mp4',</text:p>
          </table:table-cell>
        </table:table-row>
        <table:table-row table:style-name="ro1">
          <table:table-cell office:value-type="string" calcext:value-type="string">
            <text:p>plegadis.mov</text:p>
          </table:table-cell>
          <table:table-cell/>
          <table:table-cell table:formula="of:=CONCATENATE(&quot;'&quot;; [.A88]; &quot;' =&gt; '&quot;; SUBSTITUTE([.A88]; &quot;.mov&quot;; &quot;.mp3&quot;); &quot;',&quot;)" office:value-type="string" office:string-value="'plegadis.mov' =&gt; 'plegadis.mp3'," calcext:value-type="string">
            <text:p>'plegadis.mov' =&gt; 'plegadis.mp3',</text:p>
          </table:table-cell>
          <table:table-cell table:formula="of:=CONCATENATE(&quot;'&quot;; [.A88]; &quot;' =&gt; '&quot;; SUBSTITUTE([.A88]; &quot;.mov&quot;; &quot;.mp4&quot;); &quot;',&quot;)" office:value-type="string" office:string-value="'plegadis.mov' =&gt; 'plegadis.mp4'," calcext:value-type="string">
            <text:p>'plegadis.mov' =&gt; 'plegadis.mp4',</text:p>
          </table:table-cell>
        </table:table-row>
        <table:table-row table:style-name="ro1">
          <table:table-cell office:value-type="string" calcext:value-type="string">
            <text:p>morus_ba.mov</text:p>
          </table:table-cell>
          <table:table-cell/>
          <table:table-cell table:formula="of:=CONCATENATE(&quot;'&quot;; [.A89]; &quot;' =&gt; '&quot;; SUBSTITUTE([.A89]; &quot;.mov&quot;; &quot;.mp3&quot;); &quot;',&quot;)" office:value-type="string" office:string-value="'morus_ba.mov' =&gt; 'morus_ba.mp3'," calcext:value-type="string">
            <text:p>'morus_ba.mov' =&gt; 'morus_ba.mp3',</text:p>
          </table:table-cell>
          <table:table-cell table:formula="of:=CONCATENATE(&quot;'&quot;; [.A89]; &quot;' =&gt; '&quot;; SUBSTITUTE([.A89]; &quot;.mov&quot;; &quot;.mp4&quot;); &quot;',&quot;)" office:value-type="string" office:string-value="'morus_ba.mov' =&gt; 'morus_ba.mp4'," calcext:value-type="string">
            <text:p>'morus_ba.mov' =&gt; 'morus_ba.mp4',</text:p>
          </table:table-cell>
        </table:table-row>
        <table:table-row table:style-name="ro1">
          <table:table-cell office:value-type="string" calcext:value-type="string">
            <text:p>aquila_c.mov</text:p>
          </table:table-cell>
          <table:table-cell/>
          <table:table-cell table:formula="of:=CONCATENATE(&quot;'&quot;; [.A90]; &quot;' =&gt; '&quot;; SUBSTITUTE([.A90]; &quot;.mov&quot;; &quot;.mp3&quot;); &quot;',&quot;)" office:value-type="string" office:string-value="'aquila_c.mov' =&gt; 'aquila_c.mp3'," calcext:value-type="string">
            <text:p>'aquila_c.mov' =&gt; 'aquila_c.mp3',</text:p>
          </table:table-cell>
          <table:table-cell table:formula="of:=CONCATENATE(&quot;'&quot;; [.A90]; &quot;' =&gt; '&quot;; SUBSTITUTE([.A90]; &quot;.mov&quot;; &quot;.mp4&quot;); &quot;',&quot;)" office:value-type="string" office:string-value="'aquila_c.mov' =&gt; 'aquila_c.mp4'," calcext:value-type="string">
            <text:p>'aquila_c.mov' =&gt; 'aquila_c.mp4',</text:p>
          </table:table-cell>
        </table:table-row>
        <table:table-row table:style-name="ro1">
          <table:table-cell office:value-type="string" calcext:value-type="string">
            <text:p>anas_pla.mov</text:p>
          </table:table-cell>
          <table:table-cell/>
          <table:table-cell table:formula="of:=CONCATENATE(&quot;'&quot;; [.A91]; &quot;' =&gt; '&quot;; SUBSTITUTE([.A91]; &quot;.mov&quot;; &quot;.mp3&quot;); &quot;',&quot;)" office:value-type="string" office:string-value="'anas_pla.mov' =&gt; 'anas_pla.mp3'," calcext:value-type="string">
            <text:p>'anas_pla.mov' =&gt; 'anas_pla.mp3',</text:p>
          </table:table-cell>
          <table:table-cell table:formula="of:=CONCATENATE(&quot;'&quot;; [.A91]; &quot;' =&gt; '&quot;; SUBSTITUTE([.A91]; &quot;.mov&quot;; &quot;.mp4&quot;); &quot;',&quot;)" office:value-type="string" office:string-value="'anas_pla.mov' =&gt; 'anas_pla.mp4'," calcext:value-type="string">
            <text:p>'anas_pla.mov' =&gt; 'anas_pla.mp4',</text:p>
          </table:table-cell>
        </table:table-row>
        <table:table-row table:style-name="ro1">
          <table:table-cell office:value-type="string" calcext:value-type="string">
            <text:p>ardea_ci.mov</text:p>
          </table:table-cell>
          <table:table-cell/>
          <table:table-cell table:formula="of:=CONCATENATE(&quot;'&quot;; [.A92]; &quot;' =&gt; '&quot;; SUBSTITUTE([.A92]; &quot;.mov&quot;; &quot;.mp3&quot;); &quot;',&quot;)" office:value-type="string" office:string-value="'ardea_ci.mov' =&gt; 'ardea_ci.mp3'," calcext:value-type="string">
            <text:p>'ardea_ci.mov' =&gt; 'ardea_ci.mp3',</text:p>
          </table:table-cell>
          <table:table-cell table:formula="of:=CONCATENATE(&quot;'&quot;; [.A92]; &quot;' =&gt; '&quot;; SUBSTITUTE([.A92]; &quot;.mov&quot;; &quot;.mp4&quot;); &quot;',&quot;)" office:value-type="string" office:string-value="'ardea_ci.mov' =&gt; 'ardea_ci.mp4'," calcext:value-type="string">
            <text:p>'ardea_ci.mov' =&gt; 'ardea_ci.mp4',</text:p>
          </table:table-cell>
        </table:table-row>
        <table:table-row table:style-name="ro1">
          <table:table-cell office:value-type="string" calcext:value-type="string">
            <text:p>falco_pe.mov</text:p>
          </table:table-cell>
          <table:table-cell/>
          <table:table-cell table:formula="of:=CONCATENATE(&quot;'&quot;; [.A93]; &quot;' =&gt; '&quot;; SUBSTITUTE([.A93]; &quot;.mov&quot;; &quot;.mp3&quot;); &quot;',&quot;)" office:value-type="string" office:string-value="'falco_pe.mov' =&gt; 'falco_pe.mp3'," calcext:value-type="string">
            <text:p>'falco_pe.mov' =&gt; 'falco_pe.mp3',</text:p>
          </table:table-cell>
          <table:table-cell table:formula="of:=CONCATENATE(&quot;'&quot;; [.A93]; &quot;' =&gt; '&quot;; SUBSTITUTE([.A93]; &quot;.mov&quot;; &quot;.mp4&quot;); &quot;',&quot;)" office:value-type="string" office:string-value="'falco_pe.mov' =&gt; 'falco_pe.mp4'," calcext:value-type="string">
            <text:p>'falco_pe.mov' =&gt; 'falco_pe.mp4',</text:p>
          </table:table-cell>
        </table:table-row>
        <table:table-row table:style-name="ro1">
          <table:table-cell office:value-type="string" calcext:value-type="string">
            <text:p>hieraaet.mov</text:p>
          </table:table-cell>
          <table:table-cell/>
          <table:table-cell table:formula="of:=CONCATENATE(&quot;'&quot;; [.A94]; &quot;' =&gt; '&quot;; SUBSTITUTE([.A94]; &quot;.mov&quot;; &quot;.mp3&quot;); &quot;',&quot;)" office:value-type="string" office:string-value="'hieraaet.mov' =&gt; 'hieraaet.mp3'," calcext:value-type="string">
            <text:p>'hieraaet.mov' =&gt; 'hieraaet.mp3',</text:p>
          </table:table-cell>
          <table:table-cell table:formula="of:=CONCATENATE(&quot;'&quot;; [.A94]; &quot;' =&gt; '&quot;; SUBSTITUTE([.A94]; &quot;.mov&quot;; &quot;.mp4&quot;); &quot;',&quot;)" office:value-type="string" office:string-value="'hieraaet.mov' =&gt; 'hieraaet.mp4'," calcext:value-type="string">
            <text:p>'hieraaet.mov' =&gt; 'hieraaet.mp4',</text:p>
          </table:table-cell>
        </table:table-row>
        <table:table-row table:style-name="ro1">
          <table:table-cell office:value-type="string" calcext:value-type="string">
            <text:p>anas_pen.mov</text:p>
          </table:table-cell>
          <table:table-cell/>
          <table:table-cell table:formula="of:=CONCATENATE(&quot;'&quot;; [.A95]; &quot;' =&gt; '&quot;; SUBSTITUTE([.A95]; &quot;.mov&quot;; &quot;.mp3&quot;); &quot;',&quot;)" office:value-type="string" office:string-value="'anas_pen.mov' =&gt; 'anas_pen.mp3'," calcext:value-type="string">
            <text:p>'anas_pen.mov' =&gt; 'anas_pen.mp3',</text:p>
          </table:table-cell>
          <table:table-cell table:formula="of:=CONCATENATE(&quot;'&quot;; [.A95]; &quot;' =&gt; '&quot;; SUBSTITUTE([.A95]; &quot;.mov&quot;; &quot;.mp4&quot;); &quot;',&quot;)" office:value-type="string" office:string-value="'anas_pen.mov' =&gt; 'anas_pen.mp4'," calcext:value-type="string">
            <text:p>'anas_pen.mov' =&gt; 'anas_pen.mp4',</text:p>
          </table:table-cell>
        </table:table-row>
        <table:table-row table:style-name="ro1">
          <table:table-cell office:value-type="string" calcext:value-type="string">
            <text:p>larus_ri.mov</text:p>
          </table:table-cell>
          <table:table-cell/>
          <table:table-cell table:formula="of:=CONCATENATE(&quot;'&quot;; [.A96]; &quot;' =&gt; '&quot;; SUBSTITUTE([.A96]; &quot;.mov&quot;; &quot;.mp3&quot;); &quot;',&quot;)" office:value-type="string" office:string-value="'larus_ri.mov' =&gt; 'larus_ri.mp3'," calcext:value-type="string">
            <text:p>'larus_ri.mov' =&gt; 'larus_ri.mp3',</text:p>
          </table:table-cell>
          <table:table-cell table:formula="of:=CONCATENATE(&quot;'&quot;; [.A96]; &quot;' =&gt; '&quot;; SUBSTITUTE([.A96]; &quot;.mov&quot;; &quot;.mp4&quot;); &quot;',&quot;)" office:value-type="string" office:string-value="'larus_ri.mov' =&gt; 'larus_ri.mp4'," calcext:value-type="string">
            <text:p>'larus_ri.mov' =&gt; 'larus_ri.mp4',</text:p>
          </table:table-cell>
        </table:table-row>
        <table:table-row table:style-name="ro1">
          <table:table-cell office:value-type="string" calcext:value-type="string">
            <text:p>prunella.mov</text:p>
          </table:table-cell>
          <table:table-cell/>
          <table:table-cell table:formula="of:=CONCATENATE(&quot;'&quot;; [.A97]; &quot;' =&gt; '&quot;; SUBSTITUTE([.A97]; &quot;.mov&quot;; &quot;.mp3&quot;); &quot;',&quot;)" office:value-type="string" office:string-value="'prunella.mov' =&gt; 'prunella.mp3'," calcext:value-type="string">
            <text:p>'prunella.mov' =&gt; 'prunella.mp3',</text:p>
          </table:table-cell>
          <table:table-cell table:formula="of:=CONCATENATE(&quot;'&quot;; [.A97]; &quot;' =&gt; '&quot;; SUBSTITUTE([.A97]; &quot;.mov&quot;; &quot;.mp4&quot;); &quot;',&quot;)" office:value-type="string" office:string-value="'prunella.mov' =&gt; 'prunella.mp4'," calcext:value-type="string">
            <text:p>'prunella.mov' =&gt; 'prunella.mp4',</text:p>
          </table:table-cell>
        </table:table-row>
        <table:table-row table:style-name="ro1">
          <table:table-cell office:value-type="string" calcext:value-type="string">
            <text:p>parus_ca.mov</text:p>
          </table:table-cell>
          <table:table-cell/>
          <table:table-cell table:formula="of:=CONCATENATE(&quot;'&quot;; [.A98]; &quot;' =&gt; '&quot;; SUBSTITUTE([.A98]; &quot;.mov&quot;; &quot;.mp3&quot;); &quot;',&quot;)" office:value-type="string" office:string-value="'parus_ca.mov' =&gt; 'parus_ca.mp3'," calcext:value-type="string">
            <text:p>'parus_ca.mov' =&gt; 'parus_ca.mp3',</text:p>
          </table:table-cell>
          <table:table-cell table:formula="of:=CONCATENATE(&quot;'&quot;; [.A98]; &quot;' =&gt; '&quot;; SUBSTITUTE([.A98]; &quot;.mov&quot;; &quot;.mp4&quot;); &quot;',&quot;)" office:value-type="string" office:string-value="'parus_ca.mov' =&gt; 'parus_ca.mp4'," calcext:value-type="string">
            <text:p>'parus_ca.mov' =&gt; 'parus_ca.mp4',</text:p>
          </table:table-cell>
        </table:table-row>
        <table:table-row table:style-name="ro1">
          <table:table-cell office:value-type="string" calcext:value-type="string">
            <text:p>dendroco.mov</text:p>
          </table:table-cell>
          <table:table-cell/>
          <table:table-cell table:formula="of:=CONCATENATE(&quot;'&quot;; [.A99]; &quot;' =&gt; '&quot;; SUBSTITUTE([.A99]; &quot;.mov&quot;; &quot;.mp3&quot;); &quot;',&quot;)" office:value-type="string" office:string-value="'dendroco.mov' =&gt; 'dendroco.mp3'," calcext:value-type="string">
            <text:p>'dendroco.mov' =&gt; 'dendroco.mp3',</text:p>
          </table:table-cell>
          <table:table-cell table:formula="of:=CONCATENATE(&quot;'&quot;; [.A99]; &quot;' =&gt; '&quot;; SUBSTITUTE([.A99]; &quot;.mov&quot;; &quot;.mp4&quot;); &quot;',&quot;)" office:value-type="string" office:string-value="'dendroco.mov' =&gt; 'dendroco.mp4'," calcext:value-type="string">
            <text:p>'dendroco.mov' =&gt; 'dendroco.mp4',</text:p>
          </table:table-cell>
        </table:table-row>
        <table:table-row table:style-name="ro1">
          <table:table-cell office:value-type="string" calcext:value-type="string">
            <text:p>falco_su.mov</text:p>
          </table:table-cell>
          <table:table-cell/>
          <table:table-cell table:formula="of:=CONCATENATE(&quot;'&quot;; [.A100]; &quot;' =&gt; '&quot;; SUBSTITUTE([.A100]; &quot;.mov&quot;; &quot;.mp3&quot;); &quot;',&quot;)" office:value-type="string" office:string-value="'falco_su.mov' =&gt; 'falco_su.mp3'," calcext:value-type="string">
            <text:p>'falco_su.mov' =&gt; 'falco_su.mp3',</text:p>
          </table:table-cell>
          <table:table-cell table:formula="of:=CONCATENATE(&quot;'&quot;; [.A100]; &quot;' =&gt; '&quot;; SUBSTITUTE([.A100]; &quot;.mov&quot;; &quot;.mp4&quot;); &quot;',&quot;)" office:value-type="string" office:string-value="'falco_su.mov' =&gt; 'falco_su.mp4'," calcext:value-type="string">
            <text:p>'falco_su.mov' =&gt; 'falco_su.mp4',</text:p>
          </table:table-cell>
        </table:table-row>
        <table:table-row table:style-name="ro1">
          <table:table-cell office:value-type="string" calcext:value-type="string">
            <text:p>grus_gru.mov</text:p>
          </table:table-cell>
          <table:table-cell/>
          <table:table-cell table:formula="of:=CONCATENATE(&quot;'&quot;; [.A101]; &quot;' =&gt; '&quot;; SUBSTITUTE([.A101]; &quot;.mov&quot;; &quot;.mp3&quot;); &quot;',&quot;)" office:value-type="string" office:string-value="'grus_gru.mov' =&gt; 'grus_gru.mp3'," calcext:value-type="string">
            <text:p>'grus_gru.mov' =&gt; 'grus_gru.mp3',</text:p>
          </table:table-cell>
          <table:table-cell table:formula="of:=CONCATENATE(&quot;'&quot;; [.A101]; &quot;' =&gt; '&quot;; SUBSTITUTE([.A101]; &quot;.mov&quot;; &quot;.mp4&quot;); &quot;',&quot;)" office:value-type="string" office:string-value="'grus_gru.mov' =&gt; 'grus_gru.mp4'," calcext:value-type="string">
            <text:p>'grus_gru.mov' =&gt; 'grus_gru.mp4',</text:p>
          </table:table-cell>
        </table:table-row>
        <table:table-row table:style-name="ro1">
          <table:table-cell office:value-type="string" calcext:value-type="string">
            <text:p>circus_m.mov</text:p>
          </table:table-cell>
          <table:table-cell/>
          <table:table-cell table:formula="of:=CONCATENATE(&quot;'&quot;; [.A102]; &quot;' =&gt; '&quot;; SUBSTITUTE([.A102]; &quot;.mov&quot;; &quot;.mp3&quot;); &quot;',&quot;)" office:value-type="string" office:string-value="'circus_m.mov' =&gt; 'circus_m.mp3'," calcext:value-type="string">
            <text:p>'circus_m.mov' =&gt; 'circus_m.mp3',</text:p>
          </table:table-cell>
          <table:table-cell table:formula="of:=CONCATENATE(&quot;'&quot;; [.A102]; &quot;' =&gt; '&quot;; SUBSTITUTE([.A102]; &quot;.mov&quot;; &quot;.mp4&quot;); &quot;',&quot;)" office:value-type="string" office:string-value="'circus_m.mov' =&gt; 'circus_m.mp4'," calcext:value-type="string">
            <text:p>'circus_m.mov' =&gt; 'circus_m.mp4',</text:p>
          </table:table-cell>
        </table:table-row>
        <table:table-row table:style-name="ro1">
          <table:table-cell office:value-type="string" calcext:value-type="string">
            <text:p>aquila_n.mov</text:p>
          </table:table-cell>
          <table:table-cell/>
          <table:table-cell table:formula="of:=CONCATENATE(&quot;'&quot;; [.A103]; &quot;' =&gt; '&quot;; SUBSTITUTE([.A103]; &quot;.mov&quot;; &quot;.mp3&quot;); &quot;',&quot;)" office:value-type="string" office:string-value="'aquila_n.mov' =&gt; 'aquila_n.mp3'," calcext:value-type="string">
            <text:p>'aquila_n.mov' =&gt; 'aquila_n.mp3',</text:p>
          </table:table-cell>
          <table:table-cell table:formula="of:=CONCATENATE(&quot;'&quot;; [.A103]; &quot;' =&gt; '&quot;; SUBSTITUTE([.A103]; &quot;.mov&quot;; &quot;.mp4&quot;); &quot;',&quot;)" office:value-type="string" office:string-value="'aquila_n.mov' =&gt; 'aquila_n.mp4'," calcext:value-type="string">
            <text:p>'aquila_n.mov' =&gt; 'aquila_n.mp4',</text:p>
          </table:table-cell>
        </table:table-row>
        <table:table-row table:style-name="ro1">
          <table:table-cell office:value-type="string" calcext:value-type="string">
            <text:p>muscicap.mov</text:p>
          </table:table-cell>
          <table:table-cell/>
          <table:table-cell table:formula="of:=CONCATENATE(&quot;'&quot;; [.A104]; &quot;' =&gt; '&quot;; SUBSTITUTE([.A104]; &quot;.mov&quot;; &quot;.mp3&quot;); &quot;',&quot;)" office:value-type="string" office:string-value="'muscicap.mov' =&gt; 'muscicap.mp3'," calcext:value-type="string">
            <text:p>'muscicap.mov' =&gt; 'muscicap.mp3',</text:p>
          </table:table-cell>
          <table:table-cell table:formula="of:=CONCATENATE(&quot;'&quot;; [.A104]; &quot;' =&gt; '&quot;; SUBSTITUTE([.A104]; &quot;.mov&quot;; &quot;.mp4&quot;); &quot;',&quot;)" office:value-type="string" office:string-value="'muscicap.mov' =&gt; 'muscicap.mp4'," calcext:value-type="string">
            <text:p>'muscicap.mov' =&gt; 'muscicap.mp4',</text:p>
          </table:table-cell>
        </table:table-row>
        <table:table-row table:style-name="ro1">
          <table:table-cell office:value-type="string" calcext:value-type="string">
            <text:p>dendroo2.mov</text:p>
          </table:table-cell>
          <table:table-cell/>
          <table:table-cell table:formula="of:=CONCATENATE(&quot;'&quot;; [.A105]; &quot;' =&gt; '&quot;; SUBSTITUTE([.A105]; &quot;.mov&quot;; &quot;.mp3&quot;); &quot;',&quot;)" office:value-type="string" office:string-value="'dendroo2.mov' =&gt; 'dendroo2.mp3'," calcext:value-type="string">
            <text:p>'dendroo2.mov' =&gt; 'dendroo2.mp3',</text:p>
          </table:table-cell>
          <table:table-cell table:formula="of:=CONCATENATE(&quot;'&quot;; [.A105]; &quot;' =&gt; '&quot;; SUBSTITUTE([.A105]; &quot;.mov&quot;; &quot;.mp4&quot;); &quot;',&quot;)" office:value-type="string" office:string-value="'dendroo2.mov' =&gt; 'dendroo2.mp4'," calcext:value-type="string">
            <text:p>'dendroo2.mov' =&gt; 'dendroo2.mp4',</text:p>
          </table:table-cell>
        </table:table-row>
        <table:table-row table:style-name="ro1">
          <table:table-cell office:value-type="string" calcext:value-type="string">
            <text:p>phasianu.mov</text:p>
          </table:table-cell>
          <table:table-cell/>
          <table:table-cell table:formula="of:=CONCATENATE(&quot;'&quot;; [.A106]; &quot;' =&gt; '&quot;; SUBSTITUTE([.A106]; &quot;.mov&quot;; &quot;.mp3&quot;); &quot;',&quot;)" office:value-type="string" office:string-value="'phasianu.mov' =&gt; 'phasianu.mp3'," calcext:value-type="string">
            <text:p>'phasianu.mov' =&gt; 'phasianu.mp3',</text:p>
          </table:table-cell>
          <table:table-cell table:formula="of:=CONCATENATE(&quot;'&quot;; [.A106]; &quot;' =&gt; '&quot;; SUBSTITUTE([.A106]; &quot;.mov&quot;; &quot;.mp4&quot;); &quot;',&quot;)" office:value-type="string" office:string-value="'phasianu.mov' =&gt; 'phasianu.mp4'," calcext:value-type="string">
            <text:p>'phasianu.mov' =&gt; 'phasianu.mp4',</text:p>
          </table:table-cell>
        </table:table-row>
        <table:table-row table:style-name="ro1">
          <table:table-cell office:value-type="string" calcext:value-type="string">
            <text:p>pterocle.mov</text:p>
          </table:table-cell>
          <table:table-cell/>
          <table:table-cell table:formula="of:=CONCATENATE(&quot;'&quot;; [.A107]; &quot;' =&gt; '&quot;; SUBSTITUTE([.A107]; &quot;.mov&quot;; &quot;.mp3&quot;); &quot;',&quot;)" office:value-type="string" office:string-value="'pterocle.mov' =&gt; 'pterocle.mp3'," calcext:value-type="string">
            <text:p>'pterocle.mov' =&gt; 'pterocle.mp3',</text:p>
          </table:table-cell>
          <table:table-cell table:formula="of:=CONCATENATE(&quot;'&quot;; [.A107]; &quot;' =&gt; '&quot;; SUBSTITUTE([.A107]; &quot;.mov&quot;; &quot;.mp4&quot;); &quot;',&quot;)" office:value-type="string" office:string-value="'pterocle.mov' =&gt; 'pterocle.mp4'," calcext:value-type="string">
            <text:p>'pterocle.mov' =&gt; 'pterocle.mp4',</text:p>
          </table:table-cell>
        </table:table-row>
        <table:table-row table:style-name="ro1">
          <table:table-cell office:value-type="string" calcext:value-type="string">
            <text:p>philomac.mov</text:p>
          </table:table-cell>
          <table:table-cell/>
          <table:table-cell table:formula="of:=CONCATENATE(&quot;'&quot;; [.A108]; &quot;' =&gt; '&quot;; SUBSTITUTE([.A108]; &quot;.mov&quot;; &quot;.mp3&quot;); &quot;',&quot;)" office:value-type="string" office:string-value="'philomac.mov' =&gt; 'philomac.mp3'," calcext:value-type="string">
            <text:p>'philomac.mov' =&gt; 'philomac.mp3',</text:p>
          </table:table-cell>
          <table:table-cell table:formula="of:=CONCATENATE(&quot;'&quot;; [.A108]; &quot;' =&gt; '&quot;; SUBSTITUTE([.A108]; &quot;.mov&quot;; &quot;.mp4&quot;); &quot;',&quot;)" office:value-type="string" office:string-value="'philomac.mov' =&gt; 'philomac.mp4'," calcext:value-type="string">
            <text:p>'philomac.mov' =&gt; 'philomac.mp4',</text:p>
          </table:table-cell>
        </table:table-row>
        <table:table-row table:style-name="ro1">
          <table:table-cell office:value-type="string" calcext:value-type="string">
            <text:p>cygnus_o.mov</text:p>
          </table:table-cell>
          <table:table-cell/>
          <table:table-cell table:formula="of:=CONCATENATE(&quot;'&quot;; [.A109]; &quot;' =&gt; '&quot;; SUBSTITUTE([.A109]; &quot;.mov&quot;; &quot;.mp3&quot;); &quot;',&quot;)" office:value-type="string" office:string-value="'cygnus_o.mov' =&gt; 'cygnus_o.mp3'," calcext:value-type="string">
            <text:p>'cygnus_o.mov' =&gt; 'cygnus_o.mp3',</text:p>
          </table:table-cell>
          <table:table-cell table:formula="of:=CONCATENATE(&quot;'&quot;; [.A109]; &quot;' =&gt; '&quot;; SUBSTITUTE([.A109]; &quot;.mov&quot;; &quot;.mp4&quot;); &quot;',&quot;)" office:value-type="string" office:string-value="'cygnus_o.mov' =&gt; 'cygnus_o.mp4'," calcext:value-type="string">
            <text:p>'cygnus_o.mov' =&gt; 'cygnus_o.mp4',</text:p>
          </table:table-cell>
        </table:table-row>
        <table:table-row table:style-name="ro1">
          <table:table-cell office:value-type="string" calcext:value-type="string">
            <text:p>streptp3.mov</text:p>
          </table:table-cell>
          <table:table-cell/>
          <table:table-cell table:formula="of:=CONCATENATE(&quot;'&quot;; [.A110]; &quot;' =&gt; '&quot;; SUBSTITUTE([.A110]; &quot;.mov&quot;; &quot;.mp3&quot;); &quot;',&quot;)" office:value-type="string" office:string-value="'streptp3.mov' =&gt; 'streptp3.mp3'," calcext:value-type="string">
            <text:p>'streptp3.mov' =&gt; 'streptp3.mp3',</text:p>
          </table:table-cell>
          <table:table-cell table:formula="of:=CONCATENATE(&quot;'&quot;; [.A110]; &quot;' =&gt; '&quot;; SUBSTITUTE([.A110]; &quot;.mov&quot;; &quot;.mp4&quot;); &quot;',&quot;)" office:value-type="string" office:string-value="'streptp3.mov' =&gt; 'streptp3.mp4'," calcext:value-type="string">
            <text:p>'streptp3.mov' =&gt; 'streptp3.mp4',</text:p>
          </table:table-cell>
        </table:table-row>
        <table:table-row table:style-name="ro1">
          <table:table-cell office:value-type="string" calcext:value-type="string">
            <text:p>egretta2.mov</text:p>
          </table:table-cell>
          <table:table-cell/>
          <table:table-cell table:formula="of:=CONCATENATE(&quot;'&quot;; [.A111]; &quot;' =&gt; '&quot;; SUBSTITUTE([.A111]; &quot;.mov&quot;; &quot;.mp3&quot;); &quot;',&quot;)" office:value-type="string" office:string-value="'egretta2.mov' =&gt; 'egretta2.mp3'," calcext:value-type="string">
            <text:p>'egretta2.mov' =&gt; 'egretta2.mp3',</text:p>
          </table:table-cell>
          <table:table-cell table:formula="of:=CONCATENATE(&quot;'&quot;; [.A111]; &quot;' =&gt; '&quot;; SUBSTITUTE([.A111]; &quot;.mov&quot;; &quot;.mp4&quot;); &quot;',&quot;)" office:value-type="string" office:string-value="'egretta2.mov' =&gt; 'egretta2.mp4'," calcext:value-type="string">
            <text:p>'egretta2.mov' =&gt; 'egretta2.mp4',</text:p>
          </table:table-cell>
        </table:table-row>
        <table:table-row table:style-name="ro1">
          <table:table-cell office:value-type="string" calcext:value-type="string">
            <text:p>milvus_m.mov</text:p>
          </table:table-cell>
          <table:table-cell/>
          <table:table-cell table:formula="of:=CONCATENATE(&quot;'&quot;; [.A112]; &quot;' =&gt; '&quot;; SUBSTITUTE([.A112]; &quot;.mov&quot;; &quot;.mp3&quot;); &quot;',&quot;)" office:value-type="string" office:string-value="'milvus_m.mov' =&gt; 'milvus_m.mp3'," calcext:value-type="string">
            <text:p>'milvus_m.mov' =&gt; 'milvus_m.mp3',</text:p>
          </table:table-cell>
          <table:table-cell table:formula="of:=CONCATENATE(&quot;'&quot;; [.A112]; &quot;' =&gt; '&quot;; SUBSTITUTE([.A112]; &quot;.mov&quot;; &quot;.mp4&quot;); &quot;',&quot;)" office:value-type="string" office:string-value="'milvus_m.mov' =&gt; 'milvus_m.mp4'," calcext:value-type="string">
            <text:p>'milvus_m.mov' =&gt; 'milvus_m.mp4',</text:p>
          </table:table-cell>
        </table:table-row>
        <table:table-row table:style-name="ro1">
          <table:table-cell office:value-type="string" calcext:value-type="string">
            <text:p>somateri.mov</text:p>
          </table:table-cell>
          <table:table-cell/>
          <table:table-cell table:formula="of:=CONCATENATE(&quot;'&quot;; [.A113]; &quot;' =&gt; '&quot;; SUBSTITUTE([.A113]; &quot;.mov&quot;; &quot;.mp3&quot;); &quot;',&quot;)" office:value-type="string" office:string-value="'somateri.mov' =&gt; 'somateri.mp3'," calcext:value-type="string">
            <text:p>'somateri.mov' =&gt; 'somateri.mp3',</text:p>
          </table:table-cell>
          <table:table-cell table:formula="of:=CONCATENATE(&quot;'&quot;; [.A113]; &quot;' =&gt; '&quot;; SUBSTITUTE([.A113]; &quot;.mov&quot;; &quot;.mp4&quot;); &quot;',&quot;)" office:value-type="string" office:string-value="'somateri.mov' =&gt; 'somateri.mp4'," calcext:value-type="string">
            <text:p>'somateri.mov' =&gt; 'somateri.mp4',</text:p>
          </table:table-cell>
        </table:table-row>
        <table:table-row table:style-name="ro1">
          <table:table-cell office:value-type="string" calcext:value-type="string">
            <text:p>clamator.mov</text:p>
          </table:table-cell>
          <table:table-cell/>
          <table:table-cell table:formula="of:=CONCATENATE(&quot;'&quot;; [.A114]; &quot;' =&gt; '&quot;; SUBSTITUTE([.A114]; &quot;.mov&quot;; &quot;.mp3&quot;); &quot;',&quot;)" office:value-type="string" office:string-value="'clamator.mov' =&gt; 'clamator.mp3'," calcext:value-type="string">
            <text:p>'clamator.mov' =&gt; 'clamator.mp3',</text:p>
          </table:table-cell>
          <table:table-cell table:formula="of:=CONCATENATE(&quot;'&quot;; [.A114]; &quot;' =&gt; '&quot;; SUBSTITUTE([.A114]; &quot;.mov&quot;; &quot;.mp4&quot;); &quot;',&quot;)" office:value-type="string" office:string-value="'clamator.mov' =&gt; 'clamator.mp4'," calcext:value-type="string">
            <text:p>'clamator.mov' =&gt; 'clamator.mp4',</text:p>
          </table:table-cell>
        </table:table-row>
        <table:table-row table:style-name="ro1">
          <table:table-cell office:value-type="string" calcext:value-type="string">
            <text:p>hieraat2.mov</text:p>
          </table:table-cell>
          <table:table-cell/>
          <table:table-cell table:formula="of:=CONCATENATE(&quot;'&quot;; [.A115]; &quot;' =&gt; '&quot;; SUBSTITUTE([.A115]; &quot;.mov&quot;; &quot;.mp3&quot;); &quot;',&quot;)" office:value-type="string" office:string-value="'hieraat2.mov' =&gt; 'hieraat2.mp3'," calcext:value-type="string">
            <text:p>'hieraat2.mov' =&gt; 'hieraat2.mp3',</text:p>
          </table:table-cell>
          <table:table-cell table:formula="of:=CONCATENATE(&quot;'&quot;; [.A115]; &quot;' =&gt; '&quot;; SUBSTITUTE([.A115]; &quot;.mov&quot;; &quot;.mp4&quot;); &quot;',&quot;)" office:value-type="string" office:string-value="'hieraat2.mov' =&gt; 'hieraat2.mp4'," calcext:value-type="string">
            <text:p>'hieraat2.mov' =&gt; 'hieraat2.mp4',</text:p>
          </table:table-cell>
        </table:table-row>
        <table:table-row table:style-name="ro1">
          <table:table-cell office:value-type="string" calcext:value-type="string">
            <text:p>larus_ma.mov</text:p>
          </table:table-cell>
          <table:table-cell/>
          <table:table-cell table:formula="of:=CONCATENATE(&quot;'&quot;; [.A116]; &quot;' =&gt; '&quot;; SUBSTITUTE([.A116]; &quot;.mov&quot;; &quot;.mp3&quot;); &quot;',&quot;)" office:value-type="string" office:string-value="'larus_ma.mov' =&gt; 'larus_ma.mp3'," calcext:value-type="string">
            <text:p>'larus_ma.mov' =&gt; 'larus_ma.mp3',</text:p>
          </table:table-cell>
          <table:table-cell table:formula="of:=CONCATENATE(&quot;'&quot;; [.A116]; &quot;' =&gt; '&quot;; SUBSTITUTE([.A116]; &quot;.mov&quot;; &quot;.mp4&quot;); &quot;',&quot;)" office:value-type="string" office:string-value="'larus_ma.mov' =&gt; 'larus_ma.mp4'," calcext:value-type="string">
            <text:p>'larus_ma.mov' =&gt; 'larus_ma.mp4',</text:p>
          </table:table-cell>
        </table:table-row>
        <table:table-row table:style-name="ro1">
          <table:table-cell office:value-type="string" calcext:value-type="string">
            <text:p>strix_al.mov</text:p>
          </table:table-cell>
          <table:table-cell/>
          <table:table-cell table:formula="of:=CONCATENATE(&quot;'&quot;; [.A117]; &quot;' =&gt; '&quot;; SUBSTITUTE([.A117]; &quot;.mov&quot;; &quot;.mp3&quot;); &quot;',&quot;)" office:value-type="string" office:string-value="'strix_al.mov' =&gt; 'strix_al.mp3'," calcext:value-type="string">
            <text:p>'strix_al.mov' =&gt; 'strix_al.mp3',</text:p>
          </table:table-cell>
          <table:table-cell table:formula="of:=CONCATENATE(&quot;'&quot;; [.A117]; &quot;' =&gt; '&quot;; SUBSTITUTE([.A117]; &quot;.mov&quot;; &quot;.mp4&quot;); &quot;',&quot;)" office:value-type="string" office:string-value="'strix_al.mov' =&gt; 'strix_al.mp4'," calcext:value-type="string">
            <text:p>'strix_al.mov' =&gt; 'strix_al.mp4',</text:p>
          </table:table-cell>
        </table:table-row>
        <table:table-row table:style-name="ro1">
          <table:table-cell office:value-type="string" calcext:value-type="string">
            <text:p>platalea.mov</text:p>
          </table:table-cell>
          <table:table-cell/>
          <table:table-cell table:formula="of:=CONCATENATE(&quot;'&quot;; [.A118]; &quot;' =&gt; '&quot;; SUBSTITUTE([.A118]; &quot;.mov&quot;; &quot;.mp3&quot;); &quot;',&quot;)" office:value-type="string" office:string-value="'platalea.mov' =&gt; 'platalea.mp3'," calcext:value-type="string">
            <text:p>'platalea.mov' =&gt; 'platalea.mp3',</text:p>
          </table:table-cell>
          <table:table-cell table:formula="of:=CONCATENATE(&quot;'&quot;; [.A118]; &quot;' =&gt; '&quot;; SUBSTITUTE([.A118]; &quot;.mov&quot;; &quot;.mp4&quot;); &quot;',&quot;)" office:value-type="string" office:string-value="'platalea.mov' =&gt; 'platalea.mp4'," calcext:value-type="string">
            <text:p>'platalea.mov' =&gt; 'platalea.mp4',</text:p>
          </table:table-cell>
        </table:table-row>
        <table:table-row table:style-name="ro1">
          <table:table-cell office:value-type="string" calcext:value-type="string">
            <text:p>himantop.mov</text:p>
          </table:table-cell>
          <table:table-cell/>
          <table:table-cell table:formula="of:=CONCATENATE(&quot;'&quot;; [.A119]; &quot;' =&gt; '&quot;; SUBSTITUTE([.A119]; &quot;.mov&quot;; &quot;.mp3&quot;); &quot;',&quot;)" office:value-type="string" office:string-value="'himantop.mov' =&gt; 'himantop.mp3'," calcext:value-type="string">
            <text:p>'himantop.mov' =&gt; 'himantop.mp3',</text:p>
          </table:table-cell>
          <table:table-cell table:formula="of:=CONCATENATE(&quot;'&quot;; [.A119]; &quot;' =&gt; '&quot;; SUBSTITUTE([.A119]; &quot;.mov&quot;; &quot;.mp4&quot;); &quot;',&quot;)" office:value-type="string" office:string-value="'himantop.mov' =&gt; 'himantop.mp4'," calcext:value-type="string">
            <text:p>'himantop.mov' =&gt; 'himantop.mp4',</text:p>
          </table:table-cell>
        </table:table-row>
        <table:table-row table:style-name="ro1">
          <table:table-cell office:value-type="string" calcext:value-type="string">
            <text:p>uria_aal.mov</text:p>
          </table:table-cell>
          <table:table-cell/>
          <table:table-cell table:formula="of:=CONCATENATE(&quot;'&quot;; [.A120]; &quot;' =&gt; '&quot;; SUBSTITUTE([.A120]; &quot;.mov&quot;; &quot;.mp3&quot;); &quot;',&quot;)" office:value-type="string" office:string-value="'uria_aal.mov' =&gt; 'uria_aal.mp3'," calcext:value-type="string">
            <text:p>'uria_aal.mov' =&gt; 'uria_aal.mp3',</text:p>
          </table:table-cell>
          <table:table-cell table:formula="of:=CONCATENATE(&quot;'&quot;; [.A120]; &quot;' =&gt; '&quot;; SUBSTITUTE([.A120]; &quot;.mov&quot;; &quot;.mp4&quot;); &quot;',&quot;)" office:value-type="string" office:string-value="'uria_aal.mov' =&gt; 'uria_aal.mp4'," calcext:value-type="string">
            <text:p>'uria_aal.mov' =&gt; 'uria_aal.mp4',</text:p>
          </table:table-cell>
        </table:table-row>
        <table:table-row table:style-name="ro1">
          <table:table-cell office:value-type="string" calcext:value-type="string">
            <text:p>columba.mov</text:p>
          </table:table-cell>
          <table:table-cell/>
          <table:table-cell table:formula="of:=CONCATENATE(&quot;'&quot;; [.A121]; &quot;' =&gt; '&quot;; SUBSTITUTE([.A121]; &quot;.mov&quot;; &quot;.mp3&quot;); &quot;',&quot;)" office:value-type="string" office:string-value="'columba.mov' =&gt; 'columba.mp3'," calcext:value-type="string">
            <text:p>'columba.mov' =&gt; 'columba.mp3',</text:p>
          </table:table-cell>
          <table:table-cell table:formula="of:=CONCATENATE(&quot;'&quot;; [.A121]; &quot;' =&gt; '&quot;; SUBSTITUTE([.A121]; &quot;.mov&quot;; &quot;.mp4&quot;); &quot;',&quot;)" office:value-type="string" office:string-value="'columba.mov' =&gt; 'columba.mp4'," calcext:value-type="string">
            <text:p>'columba.mov' =&gt; 'columba.mp4',</text:p>
          </table:table-cell>
        </table:table-row>
        <table:table-row table:style-name="ro1">
          <table:table-cell office:value-type="string" calcext:value-type="string">
            <text:p>tetrax_t.mov</text:p>
          </table:table-cell>
          <table:table-cell/>
          <table:table-cell table:formula="of:=CONCATENATE(&quot;'&quot;; [.A122]; &quot;' =&gt; '&quot;; SUBSTITUTE([.A122]; &quot;.mov&quot;; &quot;.mp3&quot;); &quot;',&quot;)" office:value-type="string" office:string-value="'tetrax_t.mov' =&gt; 'tetrax_t.mp3'," calcext:value-type="string">
            <text:p>'tetrax_t.mov' =&gt; 'tetrax_t.mp3',</text:p>
          </table:table-cell>
          <table:table-cell table:formula="of:=CONCATENATE(&quot;'&quot;; [.A122]; &quot;' =&gt; '&quot;; SUBSTITUTE([.A122]; &quot;.mov&quot;; &quot;.mp4&quot;); &quot;',&quot;)" office:value-type="string" office:string-value="'tetrax_t.mov' =&gt; 'tetrax_t.mp4'," calcext:value-type="string">
            <text:p>'tetrax_t.mov' =&gt; 'tetrax_t.mp4',</text:p>
          </table:table-cell>
        </table:table-row>
        <table:table-row table:style-name="ro1">
          <table:table-cell office:value-type="string" calcext:value-type="string">
            <text:p>tringa_e.mov</text:p>
          </table:table-cell>
          <table:table-cell/>
          <table:table-cell table:formula="of:=CONCATENATE(&quot;'&quot;; [.A123]; &quot;' =&gt; '&quot;; SUBSTITUTE([.A123]; &quot;.mov&quot;; &quot;.mp3&quot;); &quot;',&quot;)" office:value-type="string" office:string-value="'tringa_e.mov' =&gt; 'tringa_e.mp3'," calcext:value-type="string">
            <text:p>'tringa_e.mov' =&gt; 'tringa_e.mp3',</text:p>
          </table:table-cell>
          <table:table-cell table:formula="of:=CONCATENATE(&quot;'&quot;; [.A123]; &quot;' =&gt; '&quot;; SUBSTITUTE([.A123]; &quot;.mov&quot;; &quot;.mp4&quot;); &quot;',&quot;)" office:value-type="string" office:string-value="'tringa_e.mov' =&gt; 'tringa_e.mp4'," calcext:value-type="string">
            <text:p>'tringa_e.mov' =&gt; 'tringa_e.mp4',</text:p>
          </table:table-cell>
        </table:table-row>
        <table:table-row table:style-name="ro1">
          <table:table-cell office:value-type="string" calcext:value-type="string">
            <text:p>circus_c.mov</text:p>
          </table:table-cell>
          <table:table-cell/>
          <table:table-cell table:formula="of:=CONCATENATE(&quot;'&quot;; [.A124]; &quot;' =&gt; '&quot;; SUBSTITUTE([.A124]; &quot;.mov&quot;; &quot;.mp3&quot;); &quot;',&quot;)" office:value-type="string" office:string-value="'circus_c.mov' =&gt; 'circus_c.mp3'," calcext:value-type="string">
            <text:p>'circus_c.mov' =&gt; 'circus_c.mp3',</text:p>
          </table:table-cell>
          <table:table-cell table:formula="of:=CONCATENATE(&quot;'&quot;; [.A124]; &quot;' =&gt; '&quot;; SUBSTITUTE([.A124]; &quot;.mov&quot;; &quot;.mp4&quot;); &quot;',&quot;)" office:value-type="string" office:string-value="'circus_c.mov' =&gt; 'circus_c.mp4'," calcext:value-type="string">
            <text:p>'circus_c.mov' =&gt; 'circus_c.mp4',</text:p>
          </table:table-cell>
        </table:table-row>
        <table:table-row table:style-name="ro1">
          <table:table-cell office:value-type="string" calcext:value-type="string">
            <text:p>tachybap.mov</text:p>
          </table:table-cell>
          <table:table-cell/>
          <table:table-cell table:formula="of:=CONCATENATE(&quot;'&quot;; [.A125]; &quot;' =&gt; '&quot;; SUBSTITUTE([.A125]; &quot;.mov&quot;; &quot;.mp3&quot;); &quot;',&quot;)" office:value-type="string" office:string-value="'tachybap.mov' =&gt; 'tachybap.mp3'," calcext:value-type="string">
            <text:p>'tachybap.mov' =&gt; 'tachybap.mp3',</text:p>
          </table:table-cell>
          <table:table-cell table:formula="of:=CONCATENATE(&quot;'&quot;; [.A125]; &quot;' =&gt; '&quot;; SUBSTITUTE([.A125]; &quot;.mov&quot;; &quot;.mp4&quot;); &quot;',&quot;)" office:value-type="string" office:string-value="'tachybap.mov' =&gt; 'tachybap.mp4'," calcext:value-type="string">
            <text:p>'tachybap.mov' =&gt; 'tachybap.mp4',</text:p>
          </table:table-cell>
        </table:table-row>
        <table:table-row table:style-name="ro1">
          <table:table-cell office:value-type="string" calcext:value-type="string">
            <text:p>aquila_p.mov</text:p>
          </table:table-cell>
          <table:table-cell/>
          <table:table-cell table:formula="of:=CONCATENATE(&quot;'&quot;; [.A126]; &quot;' =&gt; '&quot;; SUBSTITUTE([.A126]; &quot;.mov&quot;; &quot;.mp3&quot;); &quot;',&quot;)" office:value-type="string" office:string-value="'aquila_p.mov' =&gt; 'aquila_p.mp3'," calcext:value-type="string">
            <text:p>'aquila_p.mov' =&gt; 'aquila_p.mp3',</text:p>
          </table:table-cell>
          <table:table-cell table:formula="of:=CONCATENATE(&quot;'&quot;; [.A126]; &quot;' =&gt; '&quot;; SUBSTITUTE([.A126]; &quot;.mov&quot;; &quot;.mp4&quot;); &quot;',&quot;)" office:value-type="string" office:string-value="'aquila_p.mov' =&gt; 'aquila_p.mp4'," calcext:value-type="string">
            <text:p>'aquila_p.mov' =&gt; 'aquila_p.mp4',</text:p>
          </table:table-cell>
        </table:table-row>
        <table:table-row table:style-name="ro1">
          <table:table-cell office:value-type="string" calcext:value-type="string">
            <text:p>lanius_e.mov</text:p>
          </table:table-cell>
          <table:table-cell/>
          <table:table-cell table:formula="of:=CONCATENATE(&quot;'&quot;; [.A127]; &quot;' =&gt; '&quot;; SUBSTITUTE([.A127]; &quot;.mov&quot;; &quot;.mp3&quot;); &quot;',&quot;)" office:value-type="string" office:string-value="'lanius_e.mov' =&gt; 'lanius_e.mp3'," calcext:value-type="string">
            <text:p>'lanius_e.mov' =&gt; 'lanius_e.mp3',</text:p>
          </table:table-cell>
          <table:table-cell table:formula="of:=CONCATENATE(&quot;'&quot;; [.A127]; &quot;' =&gt; '&quot;; SUBSTITUTE([.A127]; &quot;.mov&quot;; &quot;.mp4&quot;); &quot;',&quot;)" office:value-type="string" office:string-value="'lanius_e.mov' =&gt; 'lanius_e.mp4'," calcext:value-type="string">
            <text:p>'lanius_e.mov' =&gt; 'lanius_e.mp4',</text:p>
          </table:table-cell>
        </table:table-row>
        <table:table-row table:style-name="ro1">
          <table:table-cell office:value-type="string" calcext:value-type="string">
            <text:p>coturnix.mov</text:p>
          </table:table-cell>
          <table:table-cell/>
          <table:table-cell table:formula="of:=CONCATENATE(&quot;'&quot;; [.A128]; &quot;' =&gt; '&quot;; SUBSTITUTE([.A128]; &quot;.mov&quot;; &quot;.mp3&quot;); &quot;',&quot;)" office:value-type="string" office:string-value="'coturnix.mov' =&gt; 'coturnix.mp3'," calcext:value-type="string">
            <text:p>'coturnix.mov' =&gt; 'coturnix.mp3',</text:p>
          </table:table-cell>
          <table:table-cell table:formula="of:=CONCATENATE(&quot;'&quot;; [.A128]; &quot;' =&gt; '&quot;; SUBSTITUTE([.A128]; &quot;.mov&quot;; &quot;.mp4&quot;); &quot;',&quot;)" office:value-type="string" office:string-value="'coturnix.mov' =&gt; 'coturnix.mp4'," calcext:value-type="string">
            <text:p>'coturnix.mov' =&gt; 'coturnix.mp4',</text:p>
          </table:table-cell>
        </table:table-row>
        <table:table-row table:style-name="ro1">
          <table:table-cell office:value-type="string" calcext:value-type="string">
            <text:p>otus_sco.mov</text:p>
          </table:table-cell>
          <table:table-cell/>
          <table:table-cell table:formula="of:=CONCATENATE(&quot;'&quot;; [.A129]; &quot;' =&gt; '&quot;; SUBSTITUTE([.A129]; &quot;.mov&quot;; &quot;.mp3&quot;); &quot;',&quot;)" office:value-type="string" office:string-value="'otus_sco.mov' =&gt; 'otus_sco.mp3'," calcext:value-type="string">
            <text:p>'otus_sco.mov' =&gt; 'otus_sco.mp3',</text:p>
          </table:table-cell>
          <table:table-cell table:formula="of:=CONCATENATE(&quot;'&quot;; [.A129]; &quot;' =&gt; '&quot;; SUBSTITUTE([.A129]; &quot;.mov&quot;; &quot;.mp4&quot;); &quot;',&quot;)" office:value-type="string" office:string-value="'otus_sco.mov' =&gt; 'otus_sco.mp4'," calcext:value-type="string">
            <text:p>'otus_sco.mov' =&gt; 'otus_sco.mp4',</text:p>
          </table:table-cell>
        </table:table-row>
        <table:table-row table:style-name="ro1">
          <table:table-cell office:value-type="string" calcext:value-type="string">
            <text:p>ardeola.mov</text:p>
          </table:table-cell>
          <table:table-cell/>
          <table:table-cell table:formula="of:=CONCATENATE(&quot;'&quot;; [.A130]; &quot;' =&gt; '&quot;; SUBSTITUTE([.A130]; &quot;.mov&quot;; &quot;.mp3&quot;); &quot;',&quot;)" office:value-type="string" office:string-value="'ardeola.mov' =&gt; 'ardeola.mp3'," calcext:value-type="string">
            <text:p>'ardeola.mov' =&gt; 'ardeola.mp3',</text:p>
          </table:table-cell>
          <table:table-cell table:formula="of:=CONCATENATE(&quot;'&quot;; [.A130]; &quot;' =&gt; '&quot;; SUBSTITUTE([.A130]; &quot;.mov&quot;; &quot;.mp4&quot;); &quot;',&quot;)" office:value-type="string" office:string-value="'ardeola.mov' =&gt; 'ardeola.mp4'," calcext:value-type="string">
            <text:p>'ardeola.mov' =&gt; 'ardeola.mp4',</text:p>
          </table:table-cell>
        </table:table-row>
        <table:table-row table:style-name="ro1">
          <table:table-cell office:value-type="string" calcext:value-type="string">
            <text:p>calidrs2.mov</text:p>
          </table:table-cell>
          <table:table-cell/>
          <table:table-cell table:formula="of:=CONCATENATE(&quot;'&quot;; [.A131]; &quot;' =&gt; '&quot;; SUBSTITUTE([.A131]; &quot;.mov&quot;; &quot;.mp3&quot;); &quot;',&quot;)" office:value-type="string" office:string-value="'calidrs2.mov' =&gt; 'calidrs2.mp3'," calcext:value-type="string">
            <text:p>'calidrs2.mov' =&gt; 'calidrs2.mp3',</text:p>
          </table:table-cell>
          <table:table-cell table:formula="of:=CONCATENATE(&quot;'&quot;; [.A131]; &quot;' =&gt; '&quot;; SUBSTITUTE([.A131]; &quot;.mov&quot;; &quot;.mp4&quot;); &quot;',&quot;)" office:value-type="string" office:string-value="'calidrs2.mov' =&gt; 'calidrs2.mp4'," calcext:value-type="string">
            <text:p>'calidrs2.mov' =&gt; 'calidrs2.mp4',</text:p>
          </table:table-cell>
        </table:table-row>
        <table:table-row table:style-name="ro1">
          <table:table-cell office:value-type="string" calcext:value-type="string">
            <text:p>merops_a.mov</text:p>
          </table:table-cell>
          <table:table-cell/>
          <table:table-cell table:formula="of:=CONCATENATE(&quot;'&quot;; [.A132]; &quot;' =&gt; '&quot;; SUBSTITUTE([.A132]; &quot;.mov&quot;; &quot;.mp3&quot;); &quot;',&quot;)" office:value-type="string" office:string-value="'merops_a.mov' =&gt; 'merops_a.mp3'," calcext:value-type="string">
            <text:p>'merops_a.mov' =&gt; 'merops_a.mp3',</text:p>
          </table:table-cell>
          <table:table-cell table:formula="of:=CONCATENATE(&quot;'&quot;; [.A132]; &quot;' =&gt; '&quot;; SUBSTITUTE([.A132]; &quot;.mov&quot;; &quot;.mp4&quot;); &quot;',&quot;)" office:value-type="string" office:string-value="'merops_a.mov' =&gt; 'merops_a.mp4'," calcext:value-type="string">
            <text:p>'merops_a.mov' =&gt; 'merops_a.mp4',</text:p>
          </table:table-cell>
        </table:table-row>
        <table:table-row table:style-name="ro1">
          <table:table-cell office:value-type="string" calcext:value-type="string">
            <text:p>lanius_s.mov</text:p>
          </table:table-cell>
          <table:table-cell/>
          <table:table-cell table:formula="of:=CONCATENATE(&quot;'&quot;; [.A133]; &quot;' =&gt; '&quot;; SUBSTITUTE([.A133]; &quot;.mov&quot;; &quot;.mp3&quot;); &quot;',&quot;)" office:value-type="string" office:string-value="'lanius_s.mov' =&gt; 'lanius_s.mp3'," calcext:value-type="string">
            <text:p>'lanius_s.mov' =&gt; 'lanius_s.mp3',</text:p>
          </table:table-cell>
          <table:table-cell table:formula="of:=CONCATENATE(&quot;'&quot;; [.A133]; &quot;' =&gt; '&quot;; SUBSTITUTE([.A133]; &quot;.mov&quot;; &quot;.mp4&quot;); &quot;',&quot;)" office:value-type="string" office:string-value="'lanius_s.mov' =&gt; 'lanius_s.mp4'," calcext:value-type="string">
            <text:p>'lanius_s.mov' =&gt; 'lanius_s.mp4',</text:p>
          </table:table-cell>
        </table:table-row>
        <table:table-row table:style-name="ro1">
          <table:table-cell office:value-type="string" calcext:value-type="string">
            <text:p>neophron.mov</text:p>
          </table:table-cell>
          <table:table-cell/>
          <table:table-cell table:formula="of:=CONCATENATE(&quot;'&quot;; [.A134]; &quot;' =&gt; '&quot;; SUBSTITUTE([.A134]; &quot;.mov&quot;; &quot;.mp3&quot;); &quot;',&quot;)" office:value-type="string" office:string-value="'neophron.mov' =&gt; 'neophron.mp3'," calcext:value-type="string">
            <text:p>'neophron.mov' =&gt; 'neophron.mp3',</text:p>
          </table:table-cell>
          <table:table-cell table:formula="of:=CONCATENATE(&quot;'&quot;; [.A134]; &quot;' =&gt; '&quot;; SUBSTITUTE([.A134]; &quot;.mov&quot;; &quot;.mp4&quot;); &quot;',&quot;)" office:value-type="string" office:string-value="'neophron.mov' =&gt; 'neophron.mp4'," calcext:value-type="string">
            <text:p>'neophron.mov' =&gt; 'neophron.mp4',</text:p>
          </table:table-cell>
        </table:table-row>
        <table:table-row table:style-name="ro1">
          <table:table-cell office:value-type="string" calcext:value-type="string">
            <text:p>emberia2.mov</text:p>
          </table:table-cell>
          <table:table-cell/>
          <table:table-cell table:formula="of:=CONCATENATE(&quot;'&quot;; [.A135]; &quot;' =&gt; '&quot;; SUBSTITUTE([.A135]; &quot;.mov&quot;; &quot;.mp3&quot;); &quot;',&quot;)" office:value-type="string" office:string-value="'emberia2.mov' =&gt; 'emberia2.mp3'," calcext:value-type="string">
            <text:p>'emberia2.mov' =&gt; 'emberia2.mp3',</text:p>
          </table:table-cell>
          <table:table-cell table:formula="of:=CONCATENATE(&quot;'&quot;; [.A135]; &quot;' =&gt; '&quot;; SUBSTITUTE([.A135]; &quot;.mov&quot;; &quot;.mp4&quot;); &quot;',&quot;)" office:value-type="string" office:string-value="'emberia2.mov' =&gt; 'emberia2.mp4'," calcext:value-type="string">
            <text:p>'emberia2.mov' =&gt; 'emberia2.mp4',</text:p>
          </table:table-cell>
        </table:table-row>
        <table:table-row table:style-name="ro1">
          <table:table-cell office:value-type="string" calcext:value-type="string">
            <text:p>athene_n.mov</text:p>
          </table:table-cell>
          <table:table-cell/>
          <table:table-cell table:formula="of:=CONCATENATE(&quot;'&quot;; [.A136]; &quot;' =&gt; '&quot;; SUBSTITUTE([.A136]; &quot;.mov&quot;; &quot;.mp3&quot;); &quot;',&quot;)" office:value-type="string" office:string-value="'athene_n.mov' =&gt; 'athene_n.mp3'," calcext:value-type="string">
            <text:p>'athene_n.mov' =&gt; 'athene_n.mp3',</text:p>
          </table:table-cell>
          <table:table-cell table:formula="of:=CONCATENATE(&quot;'&quot;; [.A136]; &quot;' =&gt; '&quot;; SUBSTITUTE([.A136]; &quot;.mov&quot;; &quot;.mp4&quot;); &quot;',&quot;)" office:value-type="string" office:string-value="'athene_n.mov' =&gt; 'athene_n.mp4'," calcext:value-type="string">
            <text:p>'athene_n.mov' =&gt; 'athene_n.mp4',</text:p>
          </table:table-cell>
        </table:table-row>
        <table:table-row table:style-name="ro1">
          <table:table-cell office:value-type="string" calcext:value-type="string">
            <text:p>aythya_n.mov</text:p>
          </table:table-cell>
          <table:table-cell/>
          <table:table-cell table:formula="of:=CONCATENATE(&quot;'&quot;; [.A137]; &quot;' =&gt; '&quot;; SUBSTITUTE([.A137]; &quot;.mov&quot;; &quot;.mp3&quot;); &quot;',&quot;)" office:value-type="string" office:string-value="'aythya_n.mov' =&gt; 'aythya_n.mp3'," calcext:value-type="string">
            <text:p>'aythya_n.mov' =&gt; 'aythya_n.mp3',</text:p>
          </table:table-cell>
          <table:table-cell table:formula="of:=CONCATENATE(&quot;'&quot;; [.A137]; &quot;' =&gt; '&quot;; SUBSTITUTE([.A137]; &quot;.mov&quot;; &quot;.mp4&quot;); &quot;',&quot;)" office:value-type="string" office:string-value="'aythya_n.mov' =&gt; 'aythya_n.mp4'," calcext:value-type="string">
            <text:p>'aythya_n.mov' =&gt; 'aythya_n.mp4',</text:p>
          </table:table-cell>
        </table:table-row>
        <table:table-row table:style-name="ro1">
          <table:table-cell office:value-type="string" calcext:value-type="string">
            <text:p>aythya_f.mov</text:p>
          </table:table-cell>
          <table:table-cell/>
          <table:table-cell table:formula="of:=CONCATENATE(&quot;'&quot;; [.A138]; &quot;' =&gt; '&quot;; SUBSTITUTE([.A138]; &quot;.mov&quot;; &quot;.mp3&quot;); &quot;',&quot;)" office:value-type="string" office:string-value="'aythya_f.mov' =&gt; 'aythya_f.mp3'," calcext:value-type="string">
            <text:p>'aythya_f.mov' =&gt; 'aythya_f.mp3',</text:p>
          </table:table-cell>
          <table:table-cell table:formula="of:=CONCATENATE(&quot;'&quot;; [.A138]; &quot;' =&gt; '&quot;; SUBSTITUTE([.A138]; &quot;.mov&quot;; &quot;.mp4&quot;); &quot;',&quot;)" office:value-type="string" office:string-value="'aythya_f.mov' =&gt; 'aythya_f.mp4'," calcext:value-type="string">
            <text:p>'aythya_f.mov' =&gt; 'aythya_f.mp4',</text:p>
          </table:table-cell>
        </table:table-row>
        <table:table-row table:style-name="ro1">
          <table:table-cell office:value-type="string" calcext:value-type="string">
            <text:p>cuculus.mov</text:p>
          </table:table-cell>
          <table:table-cell/>
          <table:table-cell table:formula="of:=CONCATENATE(&quot;'&quot;; [.A139]; &quot;' =&gt; '&quot;; SUBSTITUTE([.A139]; &quot;.mov&quot;; &quot;.mp3&quot;); &quot;',&quot;)" office:value-type="string" office:string-value="'cuculus.mov' =&gt; 'cuculus.mp3'," calcext:value-type="string">
            <text:p>'cuculus.mov' =&gt; 'cuculus.mp3',</text:p>
          </table:table-cell>
          <table:table-cell table:formula="of:=CONCATENATE(&quot;'&quot;; [.A139]; &quot;' =&gt; '&quot;; SUBSTITUTE([.A139]; &quot;.mov&quot;; &quot;.mp4&quot;); &quot;',&quot;)" office:value-type="string" office:string-value="'cuculus.mov' =&gt; 'cuculus.mp4'," calcext:value-type="string">
            <text:p>'cuculus.mov' =&gt; 'cuculus.mp4',</text:p>
          </table:table-cell>
        </table:table-row>
        <table:table-row table:style-name="ro1">
          <table:table-cell office:value-type="string" calcext:value-type="string">
            <text:p>streptp2.mov</text:p>
          </table:table-cell>
          <table:table-cell/>
          <table:table-cell table:formula="of:=CONCATENATE(&quot;'&quot;; [.A140]; &quot;' =&gt; '&quot;; SUBSTITUTE([.A140]; &quot;.mov&quot;; &quot;.mp3&quot;); &quot;',&quot;)" office:value-type="string" office:string-value="'streptp2.mov' =&gt; 'streptp2.mp3'," calcext:value-type="string">
            <text:p>'streptp2.mov' =&gt; 'streptp2.mp3',</text:p>
          </table:table-cell>
          <table:table-cell table:formula="of:=CONCATENATE(&quot;'&quot;; [.A140]; &quot;' =&gt; '&quot;; SUBSTITUTE([.A140]; &quot;.mov&quot;; &quot;.mp4&quot;); &quot;',&quot;)" office:value-type="string" office:string-value="'streptp2.mov' =&gt; 'streptp2.mp4'," calcext:value-type="string">
            <text:p>'streptp2.mov' =&gt; 'streptp2.mp4',</text:p>
          </table:table-cell>
        </table:table-row>
        <table:table-row table:style-name="ro1">
          <table:table-cell office:value-type="string" calcext:value-type="string">
            <text:p>anthus_p.mov</text:p>
          </table:table-cell>
          <table:table-cell/>
          <table:table-cell table:formula="of:=CONCATENATE(&quot;'&quot;; [.A141]; &quot;' =&gt; '&quot;; SUBSTITUTE([.A141]; &quot;.mov&quot;; &quot;.mp3&quot;); &quot;',&quot;)" office:value-type="string" office:string-value="'anthus_p.mov' =&gt; 'anthus_p.mp3'," calcext:value-type="string">
            <text:p>'anthus_p.mov' =&gt; 'anthus_p.mp3',</text:p>
          </table:table-cell>
          <table:table-cell table:formula="of:=CONCATENATE(&quot;'&quot;; [.A141]; &quot;' =&gt; '&quot;; SUBSTITUTE([.A141]; &quot;.mov&quot;; &quot;.mp4&quot;); &quot;',&quot;)" office:value-type="string" office:string-value="'anthus_p.mov' =&gt; 'anthus_p.mp4'," calcext:value-type="string">
            <text:p>'anthus_p.mov' =&gt; 'anthus_p.mp4',</text:p>
          </table:table-cell>
        </table:table-row>
        <table:table-row table:style-name="ro1">
          <table:table-cell office:value-type="string" calcext:value-type="string">
            <text:p>numenius.mov</text:p>
          </table:table-cell>
          <table:table-cell/>
          <table:table-cell table:formula="of:=CONCATENATE(&quot;'&quot;; [.A142]; &quot;' =&gt; '&quot;; SUBSTITUTE([.A142]; &quot;.mov&quot;; &quot;.mp3&quot;); &quot;',&quot;)" office:value-type="string" office:string-value="'numenius.mov' =&gt; 'numenius.mp3'," calcext:value-type="string">
            <text:p>'numenius.mov' =&gt; 'numenius.mp3',</text:p>
          </table:table-cell>
          <table:table-cell table:formula="of:=CONCATENATE(&quot;'&quot;; [.A142]; &quot;' =&gt; '&quot;; SUBSTITUTE([.A142]; &quot;.mov&quot;; &quot;.mp4&quot;); &quot;',&quot;)" office:value-type="string" office:string-value="'numenius.mov' =&gt; 'numenius.mp4'," calcext:value-type="string">
            <text:p>'numenius.mov' =&gt; 'numenius.mp4',</text:p>
          </table:table-cell>
        </table:table-row>
        <table:table-row table:style-name="ro1">
          <table:table-cell office:value-type="string" calcext:value-type="string">
            <text:p>rallus_a.mov</text:p>
          </table:table-cell>
          <table:table-cell/>
          <table:table-cell table:formula="of:=CONCATENATE(&quot;'&quot;; [.A143]; &quot;' =&gt; '&quot;; SUBSTITUTE([.A143]; &quot;.mov&quot;; &quot;.mp3&quot;); &quot;',&quot;)" office:value-type="string" office:string-value="'rallus_a.mov' =&gt; 'rallus_a.mp3'," calcext:value-type="string">
            <text:p>'rallus_a.mov' =&gt; 'rallus_a.mp3',</text:p>
          </table:table-cell>
          <table:table-cell table:formula="of:=CONCATENATE(&quot;'&quot;; [.A143]; &quot;' =&gt; '&quot;; SUBSTITUTE([.A143]; &quot;.mov&quot;; &quot;.mp4&quot;); &quot;',&quot;)" office:value-type="string" office:string-value="'rallus_a.mov' =&gt; 'rallus_a.mp4'," calcext:value-type="string">
            <text:p>'rallus_a.mov' =&gt; 'rallus_a.mp4',</text:p>
          </table:table-cell>
        </table:table-row>
        <table:table-row table:style-name="ro1">
          <table:table-cell office:value-type="string" calcext:value-type="string">
            <text:p>calidrs3.mov</text:p>
          </table:table-cell>
          <table:table-cell/>
          <table:table-cell table:formula="of:=CONCATENATE(&quot;'&quot;; [.A144]; &quot;' =&gt; '&quot;; SUBSTITUTE([.A144]; &quot;.mov&quot;; &quot;.mp3&quot;); &quot;',&quot;)" office:value-type="string" office:string-value="'calidrs3.mov' =&gt; 'calidrs3.mp3'," calcext:value-type="string">
            <text:p>'calidrs3.mov' =&gt; 'calidrs3.mp3',</text:p>
          </table:table-cell>
          <table:table-cell table:formula="of:=CONCATENATE(&quot;'&quot;; [.A144]; &quot;' =&gt; '&quot;; SUBSTITUTE([.A144]; &quot;.mov&quot;; &quot;.mp4&quot;); &quot;',&quot;)" office:value-type="string" office:string-value="'calidrs3.mov' =&gt; 'calidrs3.mp4'," calcext:value-type="string">
            <text:p>'calidrs3.mov' =&gt; 'calidrs3.mp4',</text:p>
          </table:table-cell>
        </table:table-row>
        <table:table-row table:style-name="ro1">
          <table:table-cell office:value-type="string" calcext:value-type="string">
            <text:p>alcedo_a.mov</text:p>
          </table:table-cell>
          <table:table-cell/>
          <table:table-cell table:formula="of:=CONCATENATE(&quot;'&quot;; [.A145]; &quot;' =&gt; '&quot;; SUBSTITUTE([.A145]; &quot;.mov&quot;; &quot;.mp3&quot;); &quot;',&quot;)" office:value-type="string" office:string-value="'alcedo_a.mov' =&gt; 'alcedo_a.mp3'," calcext:value-type="string">
            <text:p>'alcedo_a.mov' =&gt; 'alcedo_a.mp3',</text:p>
          </table:table-cell>
          <table:table-cell table:formula="of:=CONCATENATE(&quot;'&quot;; [.A145]; &quot;' =&gt; '&quot;; SUBSTITUTE([.A145]; &quot;.mov&quot;; &quot;.mp4&quot;); &quot;',&quot;)" office:value-type="string" office:string-value="'alcedo_a.mov' =&gt; 'alcedo_a.mp4'," calcext:value-type="string">
            <text:p>'alcedo_a.mov' =&gt; 'alcedo_a.mp4',</text:p>
          </table:table-cell>
        </table:table-row>
        <table:table-row table:style-name="ro1">
          <table:table-cell office:value-type="string" calcext:value-type="string">
            <text:p>charadi2.mov</text:p>
          </table:table-cell>
          <table:table-cell/>
          <table:table-cell table:formula="of:=CONCATENATE(&quot;'&quot;; [.A146]; &quot;' =&gt; '&quot;; SUBSTITUTE([.A146]; &quot;.mov&quot;; &quot;.mp3&quot;); &quot;',&quot;)" office:value-type="string" office:string-value="'charadi2.mov' =&gt; 'charadi2.mp3'," calcext:value-type="string">
            <text:p>'charadi2.mov' =&gt; 'charadi2.mp3',</text:p>
          </table:table-cell>
          <table:table-cell table:formula="of:=CONCATENATE(&quot;'&quot;; [.A146]; &quot;' =&gt; '&quot;; SUBSTITUTE([.A146]; &quot;.mov&quot;; &quot;.mp4&quot;); &quot;',&quot;)" office:value-type="string" office:string-value="'charadi2.mov' =&gt; 'charadi2.mp4'," calcext:value-type="string">
            <text:p>'charadi2.mov' =&gt; 'charadi2.mp4',</text:p>
          </table:table-cell>
        </table:table-row>
        <table:table-row table:style-name="ro1">
          <table:table-cell office:value-type="string" calcext:value-type="string">
            <text:p>galerida.mov</text:p>
          </table:table-cell>
          <table:table-cell/>
          <table:table-cell table:formula="of:=CONCATENATE(&quot;'&quot;; [.A147]; &quot;' =&gt; '&quot;; SUBSTITUTE([.A147]; &quot;.mov&quot;; &quot;.mp3&quot;); &quot;',&quot;)" office:value-type="string" office:string-value="'galerida.mov' =&gt; 'galerida.mp3'," calcext:value-type="string">
            <text:p>'galerida.mov' =&gt; 'galerida.mp3',</text:p>
          </table:table-cell>
          <table:table-cell table:formula="of:=CONCATENATE(&quot;'&quot;; [.A147]; &quot;' =&gt; '&quot;; SUBSTITUTE([.A147]; &quot;.mov&quot;; &quot;.mp4&quot;); &quot;',&quot;)" office:value-type="string" office:string-value="'galerida.mov' =&gt; 'galerida.mp4'," calcext:value-type="string">
            <text:p>'galerida.mov' =&gt; 'galerida.mp4',</text:p>
          </table:table-cell>
        </table:table-row>
        <table:table-row table:style-name="ro1">
          <table:table-cell office:value-type="string" calcext:value-type="string">
            <text:p>hirundo.mov</text:p>
          </table:table-cell>
          <table:table-cell/>
          <table:table-cell table:formula="of:=CONCATENATE(&quot;'&quot;; [.A148]; &quot;' =&gt; '&quot;; SUBSTITUTE([.A148]; &quot;.mov&quot;; &quot;.mp3&quot;); &quot;',&quot;)" office:value-type="string" office:string-value="'hirundo.mov' =&gt; 'hirundo.mp3'," calcext:value-type="string">
            <text:p>'hirundo.mov' =&gt; 'hirundo.mp3',</text:p>
          </table:table-cell>
          <table:table-cell table:formula="of:=CONCATENATE(&quot;'&quot;; [.A148]; &quot;' =&gt; '&quot;; SUBSTITUTE([.A148]; &quot;.mov&quot;; &quot;.mp4&quot;); &quot;',&quot;)" office:value-type="string" office:string-value="'hirundo.mov' =&gt; 'hirundo.mp4'," calcext:value-type="string">
            <text:p>'hirundo.mov' =&gt; 'hirundo.mp4',</text:p>
          </table:table-cell>
        </table:table-row>
        <table:table-row table:style-name="ro1">
          <table:table-cell office:value-type="string" calcext:value-type="string">
            <text:p>larus_fu.mov</text:p>
          </table:table-cell>
          <table:table-cell/>
          <table:table-cell table:formula="of:=CONCATENATE(&quot;'&quot;; [.A149]; &quot;' =&gt; '&quot;; SUBSTITUTE([.A149]; &quot;.mov&quot;; &quot;.mp3&quot;); &quot;',&quot;)" office:value-type="string" office:string-value="'larus_fu.mov' =&gt; 'larus_fu.mp3'," calcext:value-type="string">
            <text:p>'larus_fu.mov' =&gt; 'larus_fu.mp3',</text:p>
          </table:table-cell>
          <table:table-cell table:formula="of:=CONCATENATE(&quot;'&quot;; [.A149]; &quot;' =&gt; '&quot;; SUBSTITUTE([.A149]; &quot;.mov&quot;; &quot;.mp4&quot;); &quot;',&quot;)" office:value-type="string" office:string-value="'larus_fu.mov' =&gt; 'larus_fu.mp4'," calcext:value-type="string">
            <text:p>'larus_fu.mov' =&gt; 'larus_fu.mp4',</text:p>
          </table:table-cell>
        </table:table-row>
        <table:table-row table:style-name="ro1">
          <table:table-cell office:value-type="string" calcext:value-type="string">
            <text:p>miliaria.mov</text:p>
          </table:table-cell>
          <table:table-cell/>
          <table:table-cell table:formula="of:=CONCATENATE(&quot;'&quot;; [.A150]; &quot;' =&gt; '&quot;; SUBSTITUTE([.A150]; &quot;.mov&quot;; &quot;.mp3&quot;); &quot;',&quot;)" office:value-type="string" office:string-value="'miliaria.mov' =&gt; 'miliaria.mp3'," calcext:value-type="string">
            <text:p>'miliaria.mov' =&gt; 'miliaria.mp3',</text:p>
          </table:table-cell>
          <table:table-cell table:formula="of:=CONCATENATE(&quot;'&quot;; [.A150]; &quot;' =&gt; '&quot;; SUBSTITUTE([.A150]; &quot;.mov&quot;; &quot;.mp4&quot;); &quot;',&quot;)" office:value-type="string" office:string-value="'miliaria.mov' =&gt; 'miliaria.mp4'," calcext:value-type="string">
            <text:p>'miliaria.mov' =&gt; 'miliaria.mp4',</text:p>
          </table:table-cell>
        </table:table-row>
        <table:table-row table:style-name="ro1">
          <table:table-cell office:value-type="string" calcext:value-type="string">
            <text:p>gallinag.mov</text:p>
          </table:table-cell>
          <table:table-cell/>
          <table:table-cell table:formula="of:=CONCATENATE(&quot;'&quot;; [.A151]; &quot;' =&gt; '&quot;; SUBSTITUTE([.A151]; &quot;.mov&quot;; &quot;.mp3&quot;); &quot;',&quot;)" office:value-type="string" office:string-value="'gallinag.mov' =&gt; 'gallinag.mp3'," calcext:value-type="string">
            <text:p>'gallinag.mov' =&gt; 'gallinag.mp3',</text:p>
          </table:table-cell>
          <table:table-cell table:formula="of:=CONCATENATE(&quot;'&quot;; [.A151]; &quot;' =&gt; '&quot;; SUBSTITUTE([.A151]; &quot;.mov&quot;; &quot;.mp4&quot;); &quot;',&quot;)" office:value-type="string" office:string-value="'gallinag.mov' =&gt; 'gallinag.mp4'," calcext:value-type="string">
            <text:p>'gallinag.mov' =&gt; 'gallinag.mp4',</text:p>
          </table:table-cell>
        </table:table-row>
        <table:table-row table:style-name="ro1">
          <table:table-cell office:value-type="string" calcext:value-type="string">
            <text:p>corvus_m.mov</text:p>
          </table:table-cell>
          <table:table-cell/>
          <table:table-cell table:formula="of:=CONCATENATE(&quot;'&quot;; [.A152]; &quot;' =&gt; '&quot;; SUBSTITUTE([.A152]; &quot;.mov&quot;; &quot;.mp3&quot;); &quot;',&quot;)" office:value-type="string" office:string-value="'corvus_m.mov' =&gt; 'corvus_m.mp3'," calcext:value-type="string">
            <text:p>'corvus_m.mov' =&gt; 'corvus_m.mp3',</text:p>
          </table:table-cell>
          <table:table-cell table:formula="of:=CONCATENATE(&quot;'&quot;; [.A152]; &quot;' =&gt; '&quot;; SUBSTITUTE([.A152]; &quot;.mov&quot;; &quot;.mp4&quot;); &quot;',&quot;)" office:value-type="string" office:string-value="'corvus_m.mov' =&gt; 'corvus_m.mp4'," calcext:value-type="string">
            <text:p>'corvus_m.mov' =&gt; 'corvus_m.mp4',</text:p>
          </table:table-cell>
        </table:table-row>
        <table:table-row table:style-name="ro1">
          <table:table-cell office:value-type="string" calcext:value-type="string">
            <text:p>falco_ti.mov</text:p>
          </table:table-cell>
          <table:table-cell/>
          <table:table-cell table:formula="of:=CONCATENATE(&quot;'&quot;; [.A153]; &quot;' =&gt; '&quot;; SUBSTITUTE([.A153]; &quot;.mov&quot;; &quot;.mp3&quot;); &quot;',&quot;)" office:value-type="string" office:string-value="'falco_ti.mov' =&gt; 'falco_ti.mp3'," calcext:value-type="string">
            <text:p>'falco_ti.mov' =&gt; 'falco_ti.mp3',</text:p>
          </table:table-cell>
          <table:table-cell table:formula="of:=CONCATENATE(&quot;'&quot;; [.A153]; &quot;' =&gt; '&quot;; SUBSTITUTE([.A153]; &quot;.mov&quot;; &quot;.mp4&quot;); &quot;',&quot;)" office:value-type="string" office:string-value="'falco_ti.mov' =&gt; 'falco_ti.mp4'," calcext:value-type="string">
            <text:p>'falco_ti.mov' =&gt; 'falco_ti.mp4',</text:p>
          </table:table-cell>
        </table:table-row>
        <table:table-row table:style-name="ro1">
          <table:table-cell office:value-type="string" calcext:value-type="string">
            <text:p>fulmarus.mov</text:p>
          </table:table-cell>
          <table:table-cell/>
          <table:table-cell table:formula="of:=CONCATENATE(&quot;'&quot;; [.A154]; &quot;' =&gt; '&quot;; SUBSTITUTE([.A154]; &quot;.mov&quot;; &quot;.mp3&quot;); &quot;',&quot;)" office:value-type="string" office:string-value="'fulmarus.mov' =&gt; 'fulmarus.mp3'," calcext:value-type="string">
            <text:p>'fulmarus.mov' =&gt; 'fulmarus.mp3',</text:p>
          </table:table-cell>
          <table:table-cell table:formula="of:=CONCATENATE(&quot;'&quot;; [.A154]; &quot;' =&gt; '&quot;; SUBSTITUTE([.A154]; &quot;.mov&quot;; &quot;.mp4&quot;); &quot;',&quot;)" office:value-type="string" office:string-value="'fulmarus.mov' =&gt; 'fulmarus.mp4'," calcext:value-type="string">
            <text:p>'fulmarus.mov' =&gt; 'fulmarus.mp4',</text:p>
          </table:table-cell>
        </table:table-row>
        <table:table-row table:style-name="ro1">
          <table:table-cell office:value-type="string" calcext:value-type="string">
            <text:p>gallinul.mov</text:p>
          </table:table-cell>
          <table:table-cell/>
          <table:table-cell table:formula="of:=CONCATENATE(&quot;'&quot;; [.A155]; &quot;' =&gt; '&quot;; SUBSTITUTE([.A155]; &quot;.mov&quot;; &quot;.mp3&quot;); &quot;',&quot;)" office:value-type="string" office:string-value="'gallinul.mov' =&gt; 'gallinul.mp3'," calcext:value-type="string">
            <text:p>'gallinul.mov' =&gt; 'gallinul.mp3',</text:p>
          </table:table-cell>
          <table:table-cell table:formula="of:=CONCATENATE(&quot;'&quot;; [.A155]; &quot;' =&gt; '&quot;; SUBSTITUTE([.A155]; &quot;.mov&quot;; &quot;.mp4&quot;); &quot;',&quot;)" office:value-type="string" office:string-value="'gallinul.mov' =&gt; 'gallinul.mp4'," calcext:value-type="string">
            <text:p>'gallinul.mov' =&gt; 'gallinul.mp4',</text:p>
          </table:table-cell>
        </table:table-row>
        <table:table-row table:style-name="ro1">
          <table:table-cell office:value-type="string" calcext:value-type="string">
            <text:p>riparia.mov</text:p>
          </table:table-cell>
          <table:table-cell/>
          <table:table-cell table:formula="of:=CONCATENATE(&quot;'&quot;; [.A156]; &quot;' =&gt; '&quot;; SUBSTITUTE([.A156]; &quot;.mov&quot;; &quot;.mp3&quot;); &quot;',&quot;)" office:value-type="string" office:string-value="'riparia.mov' =&gt; 'riparia.mp3'," calcext:value-type="string">
            <text:p>'riparia.mov' =&gt; 'riparia.mp3',</text:p>
          </table:table-cell>
          <table:table-cell table:formula="of:=CONCATENATE(&quot;'&quot;; [.A156]; &quot;' =&gt; '&quot;; SUBSTITUTE([.A156]; &quot;.mov&quot;; &quot;.mp4&quot;); &quot;',&quot;)" office:value-type="string" office:string-value="'riparia.mov' =&gt; 'riparia.mp4'," calcext:value-type="string">
            <text:p>'riparia.mov' =&gt; 'riparia.mp4',</text:p>
          </table:table-cell>
        </table:table-row>
        <table:table-row table:style-name="ro1">
          <table:table-cell office:value-type="string" calcext:value-type="string">
            <text:p>actitis.mov</text:p>
          </table:table-cell>
          <table:table-cell/>
          <table:table-cell table:formula="of:=CONCATENATE(&quot;'&quot;; [.A157]; &quot;' =&gt; '&quot;; SUBSTITUTE([.A157]; &quot;.mov&quot;; &quot;.mp3&quot;); &quot;',&quot;)" office:value-type="string" office:string-value="'actitis.mov' =&gt; 'actitis.mp3'," calcext:value-type="string">
            <text:p>'actitis.mov' =&gt; 'actitis.mp3',</text:p>
          </table:table-cell>
          <table:table-cell table:formula="of:=CONCATENATE(&quot;'&quot;; [.A157]; &quot;' =&gt; '&quot;; SUBSTITUTE([.A157]; &quot;.mov&quot;; &quot;.mp4&quot;); &quot;',&quot;)" office:value-type="string" office:string-value="'actitis.mov' =&gt; 'actitis.mp4'," calcext:value-type="string">
            <text:p>'actitis.mov' =&gt; 'actitis.mp4',</text:p>
          </table:table-cell>
        </table:table-row>
        <table:table-row table:style-name="ro1">
          <table:table-cell office:value-type="string" calcext:value-type="string">
            <text:p>asio_fla.mov</text:p>
          </table:table-cell>
          <table:table-cell/>
          <table:table-cell table:formula="of:=CONCATENATE(&quot;'&quot;; [.A158]; &quot;' =&gt; '&quot;; SUBSTITUTE([.A158]; &quot;.mov&quot;; &quot;.mp3&quot;); &quot;',&quot;)" office:value-type="string" office:string-value="'asio_fla.mov' =&gt; 'asio_fla.mp3'," calcext:value-type="string">
            <text:p>'asio_fla.mov' =&gt; 'asio_fla.mp3',</text:p>
          </table:table-cell>
          <table:table-cell table:formula="of:=CONCATENATE(&quot;'&quot;; [.A158]; &quot;' =&gt; '&quot;; SUBSTITUTE([.A158]; &quot;.mov&quot;; &quot;.mp4&quot;); &quot;',&quot;)" office:value-type="string" office:string-value="'asio_fla.mov' =&gt; 'asio_fla.mp4'," calcext:value-type="string">
            <text:p>'asio_fla.mov' =&gt; 'asio_fla.mp4',</text:p>
          </table:table-cell>
        </table:table-row>
        <table:table-row table:style-name="ro1">
          <table:table-cell office:value-type="string" calcext:value-type="string">
            <text:p>aythyaf2.mov</text:p>
          </table:table-cell>
          <table:table-cell/>
          <table:table-cell table:formula="of:=CONCATENATE(&quot;'&quot;; [.A159]; &quot;' =&gt; '&quot;; SUBSTITUTE([.A159]; &quot;.mov&quot;; &quot;.mp3&quot;); &quot;',&quot;)" office:value-type="string" office:string-value="'aythyaf2.mov' =&gt; 'aythyaf2.mp3'," calcext:value-type="string">
            <text:p>'aythyaf2.mov' =&gt; 'aythyaf2.mp3',</text:p>
          </table:table-cell>
          <table:table-cell table:formula="of:=CONCATENATE(&quot;'&quot;; [.A159]; &quot;' =&gt; '&quot;; SUBSTITUTE([.A159]; &quot;.mov&quot;; &quot;.mp4&quot;); &quot;',&quot;)" office:value-type="string" office:string-value="'aythyaf2.mov' =&gt; 'aythyaf2.mp4'," calcext:value-type="string">
            <text:p>'aythyaf2.mov' =&gt; 'aythyaf2.mp4',</text:p>
          </table:table-cell>
        </table:table-row>
        <table:table-row table:style-name="ro1">
          <table:table-cell office:value-type="string" calcext:value-type="string">
            <text:p>corvus_c.mov</text:p>
          </table:table-cell>
          <table:table-cell/>
          <table:table-cell table:formula="of:=CONCATENATE(&quot;'&quot;; [.A160]; &quot;' =&gt; '&quot;; SUBSTITUTE([.A160]; &quot;.mov&quot;; &quot;.mp3&quot;); &quot;',&quot;)" office:value-type="string" office:string-value="'corvus_c.mov' =&gt; 'corvus_c.mp3'," calcext:value-type="string">
            <text:p>'corvus_c.mov' =&gt; 'corvus_c.mp3',</text:p>
          </table:table-cell>
          <table:table-cell table:formula="of:=CONCATENATE(&quot;'&quot;; [.A160]; &quot;' =&gt; '&quot;; SUBSTITUTE([.A160]; &quot;.mov&quot;; &quot;.mp4&quot;); &quot;',&quot;)" office:value-type="string" office:string-value="'corvus_c.mov' =&gt; 'corvus_c.mp4'," calcext:value-type="string">
            <text:p>'corvus_c.mov' =&gt; 'corvus_c.mp4',</text:p>
          </table:table-cell>
        </table:table-row>
        <table:table-row table:style-name="ro1">
          <table:table-cell office:value-type="string" calcext:value-type="string">
            <text:p>hippolai.mov</text:p>
          </table:table-cell>
          <table:table-cell/>
          <table:table-cell table:formula="of:=CONCATENATE(&quot;'&quot;; [.A161]; &quot;' =&gt; '&quot;; SUBSTITUTE([.A161]; &quot;.mov&quot;; &quot;.mp3&quot;); &quot;',&quot;)" office:value-type="string" office:string-value="'hippolai.mov' =&gt; 'hippolai.mp3'," calcext:value-type="string">
            <text:p>'hippolai.mov' =&gt; 'hippolai.mp3',</text:p>
          </table:table-cell>
          <table:table-cell table:formula="of:=CONCATENATE(&quot;'&quot;; [.A161]; &quot;' =&gt; '&quot;; SUBSTITUTE([.A161]; &quot;.mov&quot;; &quot;.mp4&quot;); &quot;',&quot;)" office:value-type="string" office:string-value="'hippolai.mov' =&gt; 'hippolai.mp4'," calcext:value-type="string">
            <text:p>'hippolai.mov' =&gt; 'hippolai.mp4',</text:p>
          </table:table-cell>
        </table:table-row>
        <table:table-row table:style-name="ro1">
          <table:table-cell office:value-type="string" calcext:value-type="string">
            <text:p>anas_que.mov</text:p>
          </table:table-cell>
          <table:table-cell/>
          <table:table-cell table:formula="of:=CONCATENATE(&quot;'&quot;; [.A162]; &quot;' =&gt; '&quot;; SUBSTITUTE([.A162]; &quot;.mov&quot;; &quot;.mp3&quot;); &quot;',&quot;)" office:value-type="string" office:string-value="'anas_que.mov' =&gt; 'anas_que.mp3'," calcext:value-type="string">
            <text:p>'anas_que.mov' =&gt; 'anas_que.mp3',</text:p>
          </table:table-cell>
          <table:table-cell table:formula="of:=CONCATENATE(&quot;'&quot;; [.A162]; &quot;' =&gt; '&quot;; SUBSTITUTE([.A162]; &quot;.mov&quot;; &quot;.mp4&quot;); &quot;',&quot;)" office:value-type="string" office:string-value="'anas_que.mov' =&gt; 'anas_que.mp4'," calcext:value-type="string">
            <text:p>'anas_que.mov' =&gt; 'anas_que.mp4',</text:p>
          </table:table-cell>
        </table:table-row>
        <table:table-row table:style-name="ro1">
          <table:table-cell office:value-type="string" calcext:value-type="string">
            <text:p>anas_cre.mov</text:p>
          </table:table-cell>
          <table:table-cell/>
          <table:table-cell table:formula="of:=CONCATENATE(&quot;'&quot;; [.A163]; &quot;' =&gt; '&quot;; SUBSTITUTE([.A163]; &quot;.mov&quot;; &quot;.mp3&quot;); &quot;',&quot;)" office:value-type="string" office:string-value="'anas_cre.mov' =&gt; 'anas_cre.mp3'," calcext:value-type="string">
            <text:p>'anas_cre.mov' =&gt; 'anas_cre.mp3',</text:p>
          </table:table-cell>
          <table:table-cell table:formula="of:=CONCATENATE(&quot;'&quot;; [.A163]; &quot;' =&gt; '&quot;; SUBSTITUTE([.A163]; &quot;.mov&quot;; &quot;.mp4&quot;); &quot;',&quot;)" office:value-type="string" office:string-value="'anas_cre.mov' =&gt; 'anas_cre.mp4'," calcext:value-type="string">
            <text:p>'anas_cre.mov' =&gt; 'anas_cre.mp4',</text:p>
          </table:table-cell>
        </table:table-row>
        <table:table-row table:style-name="ro1">
          <table:table-cell office:value-type="string" calcext:value-type="string">
            <text:p>asio_otu.mov</text:p>
          </table:table-cell>
          <table:table-cell/>
          <table:table-cell table:formula="of:=CONCATENATE(&quot;'&quot;; [.A164]; &quot;' =&gt; '&quot;; SUBSTITUTE([.A164]; &quot;.mov&quot;; &quot;.mp3&quot;); &quot;',&quot;)" office:value-type="string" office:string-value="'asio_otu.mov' =&gt; 'asio_otu.mp3'," calcext:value-type="string">
            <text:p>'asio_otu.mov' =&gt; 'asio_otu.mp3',</text:p>
          </table:table-cell>
          <table:table-cell table:formula="of:=CONCATENATE(&quot;'&quot;; [.A164]; &quot;' =&gt; '&quot;; SUBSTITUTE([.A164]; &quot;.mov&quot;; &quot;.mp4&quot;); &quot;',&quot;)" office:value-type="string" office:string-value="'asio_otu.mov' =&gt; 'asio_otu.mp4'," calcext:value-type="string">
            <text:p>'asio_otu.mov' =&gt; 'asio_otu.mp4',</text:p>
          </table:table-cell>
        </table:table-row>
        <table:table-row table:style-name="ro1">
          <table:table-cell office:value-type="string" calcext:value-type="string">
            <text:p>oenanthe.mov</text:p>
          </table:table-cell>
          <table:table-cell/>
          <table:table-cell table:formula="of:=CONCATENATE(&quot;'&quot;; [.A165]; &quot;' =&gt; '&quot;; SUBSTITUTE([.A165]; &quot;.mov&quot;; &quot;.mp3&quot;); &quot;',&quot;)" office:value-type="string" office:string-value="'oenanthe.mov' =&gt; 'oenanthe.mp3'," calcext:value-type="string">
            <text:p>'oenanthe.mov' =&gt; 'oenanthe.mp3',</text:p>
          </table:table-cell>
          <table:table-cell table:formula="of:=CONCATENATE(&quot;'&quot;; [.A165]; &quot;' =&gt; '&quot;; SUBSTITUTE([.A165]; &quot;.mov&quot;; &quot;.mp4&quot;); &quot;',&quot;)" office:value-type="string" office:string-value="'oenanthe.mov' =&gt; 'oenanthe.mp4'," calcext:value-type="string">
            <text:p>'oenanthe.mov' =&gt; 'oenanthe.mp4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09:50:13.5307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56:40.399269000</meta:creation-date>
    <dc:date>2016-06-17T10:23:06.822948000</dc:date>
    <meta:editing-duration>PT2H31M36S</meta:editing-duration>
    <meta:editing-cycles>10</meta:editing-cycles>
    <meta:generator>LibreOffice/5.0.4.2$MacOSX_X86_64 LibreOffice_project/2b9802c1994aa0b7dc6079e128979269cf95bc78</meta:generator>
    <meta:document-statistic meta:table-count="1" meta:cell-count="495" meta:object-count="0"/>
  </office:meta>
</office:document-meta>
</file>